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1090000006FDF1D35E8E17E234D.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ffffd7" draw:textarea-horizontal-align="justify" draw:textarea-vertical-align="middle" draw:auto-grow-height="false" fo:min-height="1.565cm" fo:min-width="5.319cm"/>
      <style:paragraph-properties style:writing-mode="lr-tb"/>
    </style:style>
    <style:style style:name="gr4" style:family="graphic" style:parent-style-name="standard">
      <style:graphic-properties svg:stroke-color="#000000" draw:fill-color="#ffffd7" draw:textarea-horizontal-align="justify" draw:textarea-vertical-align="middle" draw:auto-grow-height="false" fo:min-height="1.565cm" fo:min-width="4.599cm"/>
      <style:paragraph-properties style:writing-mode="lr-tb"/>
    </style:style>
    <style:style style:name="gr5"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svg:stroke-color="#000000" draw:fill-color="#ffffd7" draw:textarea-horizontal-align="justify" draw:textarea-vertical-align="middle" draw:auto-grow-height="false" fo:min-height="1.735cm" fo:min-width="5.127cm"/>
      <style:paragraph-properties style:writing-mode="lr-tb"/>
    </style:style>
    <style:style style:name="gr7" style:family="graphic" style:parent-style-name="standard">
      <style:graphic-properties svg:stroke-color="#000000" draw:fill-color="#ffffd7" draw:textarea-horizontal-align="justify" draw:textarea-vertical-align="middle" draw:auto-grow-height="false" fo:min-height="1.565cm" fo:min-width="4.952cm"/>
      <style:paragraph-properties style:writing-mode="lr-tb"/>
    </style:style>
    <style:style style:name="gr8" style:family="graphic" style:parent-style-name="standard">
      <style:graphic-properties svg:stroke-color="#000000" draw:fill-color="#ffffd7" draw:textarea-horizontal-align="justify" draw:textarea-vertical-align="middle" draw:auto-grow-height="false" fo:min-height="2.136cm" fo:min-width="3.423cm"/>
      <style:paragraph-properties style:writing-mode="lr-tb"/>
    </style:style>
    <style:style style:name="gr9" style:family="graphic" style:parent-style-name="standard">
      <style:graphic-properties svg:stroke-color="#000000" draw:fill-color="#ffffd7" draw:textarea-horizontal-align="justify" draw:textarea-vertical-align="middle" draw:auto-grow-height="false" fo:min-height="1.715cm" fo:min-width="5.313cm"/>
      <style:paragraph-properties style:writing-mode="lr-tb"/>
    </style:style>
    <style:style style:name="gr10" style:family="graphic" style:parent-style-name="standard">
      <style:graphic-properties svg:stroke-color="#000000" draw:fill-color="#ffffd7" draw:textarea-horizontal-align="justify" draw:textarea-vertical-align="middle" draw:auto-grow-height="false" fo:min-height="1.691cm" fo:min-width="4.952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notes">
      <style:graphic-properties draw:fill-color="#ffffff" draw:auto-grow-height="true" fo:min-height="14.431cm"/>
      <style:paragraph-properties style:writing-mode="lr-tb"/>
    </style:style>
    <style:style style:name="pr10" style:family="presentation" style:parent-style-name="master-notes">
      <style:graphic-properties fo:min-height="11.101cm"/>
      <style:paragraph-properties style:writing-mode="lr-tb"/>
    </style:style>
    <style:style style:name="pr11" style:family="presentation" style:parent-style-name="master-title">
      <style:graphic-properties fo:min-height="1.741cm"/>
      <style:paragraph-properties style:writing-mode="lr-tb"/>
    </style:style>
    <style:style style:name="pr12" style:family="presentation" style:parent-style-name="master-outline1">
      <style:graphic-properties/>
      <style:paragraph-properties style:writing-mode="lr-tb"/>
    </style:style>
    <style:style style:name="pr13" style:family="presentation" style:parent-style-name="master-notes">
      <style:graphic-properties draw:fill-color="#ffffff" fo:min-height="14.611cm"/>
      <style:paragraph-properties style:writing-mode="lr-tb"/>
    </style:style>
    <style:style style:name="pr14" style:family="presentation" style:parent-style-name="master_5f_-title">
      <style:graphic-properties fo:min-height="1.741cm"/>
      <style:paragraph-properties style:writing-mode="lr-tb"/>
    </style:style>
    <style:style style:name="pr15" style:family="presentation" style:parent-style-name="master_5f_-outline1">
      <style:graphic-properties/>
      <style:paragraph-properties style:writing-mode="lr-tb"/>
    </style:style>
    <style:style style:name="pr16" style:family="presentation" style:parent-style-name="master_5f_-notes">
      <style:graphic-properties draw:fill-color="#ffffff" fo:min-height="14.611cm"/>
      <style:paragraph-properties style:writing-mode="lr-tb"/>
    </style:style>
    <style:style style:name="pr17" style:family="presentation" style:parent-style-name="master_5f_-outline1">
      <style:graphic-properties fo:min-height="14.15cm"/>
      <style:paragraph-properties style:writing-mode="lr-tb"/>
    </style:style>
    <style:style style:name="pr18" style:family="presentation" style:parent-style-name="master_5f_-notes">
      <style:graphic-properties draw:fill-color="#ffffff" draw:auto-grow-height="true" fo:min-height="13.364cm"/>
      <style:paragraph-properties style:writing-mode="lr-tb"/>
    </style:style>
    <style:style style:name="pr19" style:family="presentation" style:parent-style-name="master-notes">
      <style:graphic-properties draw:fill-color="#ffffff" fo:min-height="14.656cm"/>
      <style:paragraph-properties style:writing-mode="lr-tb"/>
    </style:style>
    <style:style style:name="pr20" style:family="presentation" style:parent-style-name="master-notes">
      <style:graphic-properties draw:fill-color="#ffffff" fo:min-height="14.986cm"/>
      <style:paragraph-properties style:writing-mode="lr-tb"/>
    </style:style>
    <style:style style:name="pr21" style:family="presentation" style:parent-style-name="master-title">
      <style:graphic-properties fo:min-height="1.737cm"/>
      <style:paragraph-properties style:writing-mode="lr-tb"/>
    </style:style>
    <style:style style:name="pr22" style:family="presentation" style:parent-style-name="master-outline1">
      <style:graphic-properties fo:min-height="14.15cm"/>
      <style:paragraph-properties style:writing-mode="lr-tb"/>
    </style:style>
    <style:style style:name="pr23" style:family="presentation" style:parent-style-name="master-notes">
      <style:graphic-properties draw:fill-color="#ffffff" fo:min-height="13.876cm"/>
      <style:paragraph-properties style:writing-mode="lr-tb"/>
    </style:style>
    <style:style style:name="pr24" style:family="presentation" style:parent-style-name="master-notes">
      <style:graphic-properties draw:fill-color="#ffffff" fo:min-height="15.103cm"/>
      <style:paragraph-properties style:writing-mode="lr-tb"/>
    </style:style>
    <style:style style:name="pr25" style:family="presentation" style:parent-style-name="master-notes">
      <style:graphic-properties draw:fill-color="#ffffff" fo:min-height="13.364cm"/>
      <style:paragraph-properties style:writing-mode="lr-tb"/>
    </style:style>
    <style:style style:name="pr26" style:family="presentation" style:parent-style-name="master-notes">
      <style:graphic-properties draw:fill-color="#ffffff" fo:min-height="14.111cm"/>
      <style:paragraph-properties style:writing-mode="lr-tb"/>
    </style:style>
    <style:style style:name="pr27" style:family="presentation" style:parent-style-name="master-notes">
      <style:graphic-properties draw:fill-color="#ffffff" fo:min-height="13.411cm"/>
      <style:paragraph-properties style:writing-mode="lr-tb"/>
    </style:style>
    <style:style style:name="pr28" style:family="presentation" style:parent-style-name="master-notes">
      <style:graphic-properties draw:fill-color="#ffffff" fo:min-height="15.211cm"/>
      <style:paragraph-properties style:writing-mode="lr-tb"/>
    </style:style>
    <style:style style:name="pr29" style:family="presentation" style:parent-style-name="master-notes">
      <style:graphic-properties draw:fill-color="#ffffff" fo:min-height="14.667cm"/>
      <style:paragraph-properties style:writing-mode="lr-tb"/>
    </style:style>
    <style:style style:name="pr30" style:family="presentation" style:parent-style-name="master-notes">
      <style:graphic-properties draw:fill-color="#ffffff" fo:min-height="14.34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left="0cm" fo:margin-right="0cm" fo:margin-top="0cm" fo:margin-bottom="0.4cm" fo:text-indent="0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margin-top="0cm" fo:margin-bottom="0.4cm"/>
    </style:style>
    <style:style style:name="P13"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4" style:family="paragraph">
      <style:paragraph-properties fo:margin-top="0cm" fo:margin-bottom="0.8cm"/>
    </style:style>
    <style:style style:name="P15" style:family="paragraph">
      <style:paragraph-properties fo:margin-left="0cm" fo:margin-right="0cm" fo:margin-top="0cm" fo:margin-bottom="0.8cm" fo:text-indent="0cm"/>
    </style:style>
    <style:style style:name="P16" style:family="paragraph">
      <style:paragraph-properties fo:margin-left="0cm" fo:margin-right="0cm" fo:margin-top="0cm" fo:margin-bottom="0.2cm" fo:text-indent="0cm" style:writing-mode="lr-tb"/>
    </style:style>
    <style:style style:name="P17" style:family="paragraph">
      <style:paragraph-properties fo:margin-left="0cm" fo:margin-right="0cm" fo:margin-top="0cm" fo:margin-bottom="0.4cm" fo:text-indent="0cm" style:writing-mode="lr-tb"/>
    </style:style>
    <style:style style:name="P18" style:family="paragraph">
      <loext:graphic-properties draw:fill-color="#ffffff"/>
      <style:paragraph-properties fo:margin-left="0cm" fo:margin-right="0cm" fo:margin-top="0cm" fo:margin-bottom="0.2cm" fo:text-indent="0cm" style:writing-mode="lr-tb"/>
      <style:text-properties style:use-window-font-color="true" loext:opacity="0%" fo:font-size="20pt" fo:background-color="transparent"/>
    </style:style>
    <style:style style:name="P19" style:family="paragraph">
      <style:paragraph-properties fo:margin-top="0cm" fo:margin-bottom="0.2cm"/>
    </style:style>
    <style:style style:name="P20" style:family="paragraph">
      <style:paragraph-properties fo:margin-top="0cm" fo:margin-bottom="0.5cm"/>
    </style:style>
    <style:style style:name="P21" style:family="paragraph">
      <style:paragraph-properties fo:margin-top="0cm" fo:margin-bottom="0.3cm"/>
    </style:style>
    <style:style style:name="P22" style:family="paragraph">
      <style:paragraph-properties fo:margin-left="0cm" fo:margin-right="0cm" fo:margin-top="0.1cm" fo:margin-bottom="0.5cm" fo:text-indent="0cm" style:writing-mode="lr-tb"/>
    </style:style>
    <style:style style:name="P23" style:family="paragraph">
      <style:paragraph-properties fo:margin-left="0cm" fo:margin-right="0cm" fo:margin-top="0.1cm" fo:margin-bottom="0.5cm" fo:text-indent="0cm"/>
    </style:style>
    <style:style style:name="P24" style:family="paragraph">
      <style:paragraph-properties style:writing-mode="lr-tb"/>
      <style:text-properties fo:color="#000000" loext:opacity="100%"/>
    </style:style>
    <style:style style:name="P25" style:family="paragraph">
      <style:paragraph-properties fo:text-align="center" style:writing-mode="lr-tb"/>
      <style:text-properties fo:font-size="18pt"/>
    </style:style>
    <style:style style:name="P26" style:family="paragraph">
      <loext:graphic-properties draw:fill-color="#ffffd7"/>
      <style:paragraph-properties fo:text-align="center" style:writing-mode="lr-tb"/>
      <style:text-properties fo:font-size="18pt"/>
    </style:style>
    <style:style style:name="P27" style:family="paragraph">
      <style:paragraph-properties fo:margin-top="0cm" fo:margin-bottom="0.4cm" fo:text-align="center"/>
    </style:style>
    <style:style style:name="P28" style:family="paragraph">
      <style:paragraph-properties style:writing-mode="lr-tb"/>
      <style:text-properties fo:font-size="44pt" fo:language="ru" fo:country="RU" style:font-size-asian="44pt" style:font-size-complex="44pt"/>
    </style:style>
    <style:style style:name="P29" style:family="paragraph">
      <style:paragraph-properties fo:margin-top="0cm" fo:margin-bottom="0.4cm" style:writing-mode="lr-tb"/>
      <style:text-properties fo:language="ru" fo:country="RU"/>
    </style:style>
    <style:style style:name="P30" style:family="paragraph">
      <loext:graphic-properties draw:fill-color="#ffffff"/>
      <style:paragraph-properties fo:margin-left="0cm" fo:margin-right="0cm" fo:margin-top="0cm" fo:margin-bottom="0.2cm" fo:text-indent="0cm" style:writing-mode="lr-tb"/>
      <style:text-properties style:use-window-font-color="true" loext:opacity="0%" fo:font-size="14pt" fo:language="ru" fo:country="RU" fo:background-color="transparent" style:font-size-asian="14pt" style:font-size-complex="14pt"/>
    </style:style>
    <style:style style:name="P31" style:family="paragraph">
      <style:paragraph-properties fo:margin-left="0cm" fo:margin-right="0cm" fo:margin-top="0cm" fo:margin-bottom="0.2cm" fo:text-indent="0cm" style:writing-mode="lr-tb"/>
      <style:text-properties fo:font-size="14pt" style:font-size-asian="14pt" style:font-size-complex="14pt"/>
    </style:style>
    <style:style style:name="P32" style:family="paragraph">
      <style:paragraph-properties fo:margin-left="0cm" fo:margin-right="0cm" fo:margin-top="0cm" fo:margin-bottom="0.406cm" fo:text-indent="0cm"/>
    </style:style>
    <style:style style:name="P33" style:family="paragraph">
      <style:paragraph-properties style:writing-mode="lr-tb"/>
      <style:text-properties fo:language="ru" fo:country="RU"/>
    </style:style>
    <style:style style:name="P34" style:family="paragraph">
      <loext:graphic-properties draw:fill="none"/>
      <style:paragraph-properties fo:text-align="start" style:writing-mode="lr-tb"/>
      <style:text-properties style:font-name="Liberation Mono1" fo:font-size="18pt" fo:language="ru" fo:country="RU"/>
    </style:style>
    <style:style style:name="P35" style:family="paragraph">
      <loext:graphic-properties draw:fill-color="#ffffff"/>
      <style:paragraph-properties style:writing-mode="lr-tb"/>
      <style:text-properties fo:font-size="20pt" fo:language="ru" fo:country="RU"/>
    </style:style>
    <style:style style:name="P36" style:family="paragraph">
      <style:paragraph-properties fo:margin-left="0cm" fo:margin-right="0cm" fo:margin-top="0cm" fo:margin-bottom="0.203cm" fo:text-indent="0cm"/>
    </style:style>
    <style:style style:name="P37" style:family="paragraph">
      <style:paragraph-properties fo:margin-left="0cm" fo:margin-right="0cm" fo:margin-top="0cm" fo:margin-bottom="0.5cm" fo:text-indent="0cm"/>
    </style:style>
    <style:style style:name="P38" style:family="paragraph">
      <style:paragraph-properties fo:margin-left="0cm" fo:margin-right="0cm" fo:margin-top="0cm" fo:margin-bottom="0.4cm" fo:text-indent="0cm" style:writing-mode="lr-tb">
        <style:tab-stops>
          <style:tab-stop style:position="9.186cm"/>
        </style:tab-stops>
      </style:paragraph-properties>
    </style:style>
    <style:style style:name="P39" style:family="paragraph">
      <style:paragraph-properties fo:margin-top="0cm" fo:margin-bottom="0.2cm" style:writing-mode="lr-tb">
        <style:tab-stops>
          <style:tab-stop style:position="9.186cm"/>
        </style:tab-stops>
      </style:paragraph-properties>
    </style:style>
    <style:style style:name="P40" style:family="paragraph">
      <style:paragraph-properties fo:margin-top="0cm" fo:margin-bottom="0.5cm" style:writing-mode="lr-tb">
        <style:tab-stops>
          <style:tab-stop style:position="9.186cm"/>
        </style:tab-stops>
      </style:paragraph-properties>
    </style:style>
    <style:style style:name="P41" style:family="paragraph">
      <style:paragraph-properties style:writing-mode="lr-tb">
        <style:tab-stops>
          <style:tab-stop style:position="9.186cm"/>
        </style:tab-stops>
      </style:paragraph-properties>
    </style:style>
    <style:style style:name="P42" style:family="paragraph">
      <style:paragraph-properties fo:text-align="center" style:writing-mode="lr-tb"/>
    </style:style>
    <style:style style:name="P43" style:family="paragraph">
      <loext:graphic-properties draw:fill-color="#ffffd7"/>
      <style:paragraph-properties fo:text-align="center" style:writing-mode="lr-tb"/>
    </style:style>
    <style:style style:name="P44" style:family="paragraph">
      <loext:graphic-properties draw:fill-color="#ffffff"/>
      <style:paragraph-properties fo:margin-left="0.318cm" fo:margin-right="0cm" fo:text-indent="0cm" style:writing-mode="lr-tb"/>
      <style:text-properties fo:font-size="14pt" fo:language="ru" fo:country="RU" style:font-size-asian="14pt" style:font-size-complex="14pt"/>
    </style:style>
    <style:style style:name="P45" style:family="paragraph">
      <style:paragraph-properties fo:margin-top="0cm" fo:margin-bottom="0.5cm" style:writing-mode="lr-tb"/>
    </style:style>
    <style:style style:name="P46" style:family="paragraph">
      <style:paragraph-properties fo:margin-top="0cm" fo:margin-bottom="0.4cm" style:writing-mode="lr-tb"/>
    </style:style>
    <style:style style:name="P47" style:family="paragraph">
      <loext:graphic-properties draw:fill-color="#ffffff"/>
      <style:paragraph-properties fo:margin-left="0cm" fo:margin-right="0cm" fo:margin-top="0cm" fo:margin-bottom="0.4cm" fo:text-indent="0cm" style:writing-mode="lr-tb"/>
      <style:text-properties style:use-window-font-color="true" loext:opacity="0%" fo:font-size="14pt" fo:language="ru" fo:country="RU" fo:background-color="transparent" style:font-size-asian="14pt" style:font-size-complex="14pt"/>
    </style:style>
    <style:style style:name="P48" style:family="paragraph">
      <style:paragraph-properties fo:margin-top="0cm" fo:margin-bottom="0.2cm" style:writing-mode="lr-tb"/>
    </style:style>
    <style:style style:name="P49" style:family="paragraph">
      <style:paragraph-properties fo:margin-left="0cm" fo:margin-right="0cm" fo:margin-top="0cm" fo:margin-bottom="0.5cm" fo:text-indent="0cm" style:writing-mode="lr-tb"/>
    </style:style>
    <style:style style:name="P50" style:family="paragraph">
      <loext:graphic-properties draw:fill-color="#ffffff"/>
      <style:paragraph-properties fo:margin-left="0cm" fo:margin-right="0cm" fo:margin-top="0cm" fo:margin-bottom="0.2cm" fo:text-indent="-0.6cm" style:writing-mode="lr-tb"/>
      <style:text-properties fo:color="#c9211e" loext:opacity="100%" fo:font-size="14pt" style:font-size-asian="14pt" style:font-size-complex="14pt"/>
    </style:style>
    <style:style style:name="P51" style:family="paragraph">
      <loext:graphic-properties draw:fill-color="#ffffff"/>
      <style:paragraph-properties fo:margin-left="0cm" fo:margin-right="0cm" fo:margin-top="0cm" fo:margin-bottom="0.2cm" fo:text-indent="0cm" style:writing-mode="lr-tb"/>
      <style:text-properties fo:font-size="14pt" fo:language="ru" fo:country="RU" style:font-size-asian="14pt" style:font-size-complex="14pt"/>
    </style:style>
    <style:style style:name="P52" style:family="paragraph">
      <style:paragraph-properties style:writing-mode="lr-tb"/>
      <style:text-properties fo:color="#000000" loext:opacity="100%" fo:language="ru" fo:country="RU"/>
    </style:style>
    <style:style style:name="P53" style:family="paragraph">
      <style:paragraph-properties fo:margin-left="0cm" fo:margin-right="0cm" fo:margin-top="0cm" fo:margin-bottom="0.3cm" fo:text-indent="0cm" style:writing-mode="lr-tb"/>
    </style:style>
    <style:style style:name="P54" style:family="paragraph">
      <style:paragraph-properties fo:margin-left="0cm" fo:margin-right="0cm" fo:margin-top="0cm" fo:margin-bottom="0.2cm" fo:text-indent="-0.6cm" style:writing-mode="lr-tb"/>
    </style:style>
    <style:style style:name="P55" style:family="paragraph">
      <style:paragraph-properties fo:margin-left="0.6cm" fo:margin-right="0cm" fo:margin-top="0cm" fo:margin-bottom="0.4cm" fo:text-indent="-0.6cm" style:writing-mode="lr-tb"/>
    </style:style>
    <style:style style:name="P56" style:family="paragraph">
      <style:paragraph-properties fo:margin-top="0cm" fo:margin-bottom="0.4cm" style:writing-mode="lr-tb"/>
      <style:text-properties fo:font-size="28pt" fo:language="ru" fo:country="RU" style:font-size-asian="28pt" style:font-size-complex="28pt"/>
    </style:style>
    <style:style style:name="P57" style:family="paragraph">
      <loext:graphic-properties draw:fill-color="#ffffff"/>
      <style:paragraph-properties fo:margin-left="0cm" fo:margin-right="0cm" fo:margin-top="0cm" fo:margin-bottom="0.2cm" fo:text-indent="0cm" style:writing-mode="lr-tb"/>
      <style:text-properties fo:color="#000000" loext:opacity="100%" fo:font-size="14pt" fo:language="ru" fo:country="RU" style:font-size-asian="14pt" style:font-size-complex="14pt"/>
    </style:style>
    <style:style style:name="P58" style:family="paragraph">
      <loext:graphic-properties draw:fill-color="#ffffff"/>
      <style:paragraph-properties fo:margin-left="0cm" fo:margin-right="0cm" fo:text-indent="0cm" style:writing-mode="lr-tb"/>
      <style:text-properties fo:font-size="14pt" fo:language="ru" fo:country="RU" style:font-size-asian="14pt" style:font-size-complex="14pt"/>
    </style:style>
    <style:style style:name="P59" style:family="paragraph">
      <style:paragraph-properties fo:margin-left="0cm" fo:margin-right="0cm" fo:text-indent="0cm" style:writing-mode="lr-tb"/>
    </style:style>
    <style:style style:name="P60" style:family="paragraph">
      <style:paragraph-properties fo:margin-top="0cm" fo:margin-bottom="0.4cm" style:writing-mode="lr-tb"/>
      <style:text-properties fo:color="#000000" loext:opacity="100%" fo:language="ru" fo:country="RU"/>
    </style:style>
    <style:style style:name="P61" style:family="paragraph">
      <loext:graphic-properties draw:fill-color="#ffffff"/>
      <style:paragraph-properties style:writing-mode="lr-tb"/>
      <style:text-properties fo:language="ru" fo:country="RU"/>
    </style:style>
    <style:style style:name="T1" style:family="text">
      <style:text-properties fo:color="#ffffff" loext:opacity="100%" fo:font-size="32pt" fo:language="ru" fo:country="RU" style:font-size-asian="32pt" style:font-size-complex="32pt"/>
    </style:style>
    <style:style style:name="T2" style:family="text">
      <style:text-properties fo:color="#ffffff" loext:opacity="100%" fo:language="ru" fo:country="RU"/>
    </style:style>
    <style:style style:name="T3" style:family="text">
      <style:text-properties fo:color="#ffffff" loext:opacity="100%" fo:font-size="44pt" fo:language="ru" fo:country="RU" style:font-size-asian="44pt" style:font-size-complex="44pt"/>
    </style:style>
    <style:style style:name="T4" style:family="text">
      <style:text-properties fo:color="#ffffff" loext:opacity="100%" fo:font-size="36pt" fo:font-weight="bold" style:font-size-asian="36pt" style:font-weight-asian="bold" style:font-size-complex="36pt" style:font-weight-complex="bold"/>
    </style:style>
    <style:style style:name="T5" style:family="text">
      <style:text-properties fo:color="#000000" loext:opacity="100%" fo:font-size="14pt" fo:language="ru" fo:country="RU" fo:font-weight="bold" style:font-size-asian="14pt" style:font-weight-asian="bold" style:font-size-complex="14pt" style:font-weight-complex="bold"/>
    </style:style>
    <style:style style:name="T6" style:family="text">
      <style:text-properties style:font-name="Liberation Sans3" fo:font-size="14pt" fo:language="ru" fo:country="RU" style:font-name-asian="Liberation Sans3" style:font-size-asian="14pt" style:font-name-complex="Liberation Sans3" style:font-size-complex="14pt"/>
    </style:style>
    <style:style style:name="T7" style:family="text">
      <style:text-properties fo:font-size="14pt" fo:language="ru" fo:country="RU" style:font-size-asian="14pt" style:font-size-complex="14pt"/>
    </style:style>
    <style:style style:name="T8" style:family="text">
      <style:text-properties style:font-name="Liberation Sans2" fo:font-size="14pt" fo:language="ru" fo:country="RU" style:font-name-asian="Liberation Sans2" style:font-size-asian="14pt" style:font-name-complex="Liberation Sans2" style:font-size-complex="14pt"/>
    </style:style>
    <style:style style:name="T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size="14pt" fo:language="ru" fo:country="RU"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language="ru" fo:country="RU"/>
    </style:style>
    <style:style style:name="T13" style:family="text">
      <style:text-properties fo:font-variant="normal" fo:text-transform="none" style:use-window-font-color="true" loext:opacity="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4" style:family="text">
      <style:text-properties fo:color="#000000" loext:opacity="100%" fo:font-size="28pt" fo:language="ru" fo:country="RU" style:font-size-asian="28pt" style:font-size-complex="28pt"/>
    </style:style>
    <style:style style:name="T15" style:family="text">
      <style:text-properties style:use-window-font-color="true" loext:opacity="0%" fo:font-size="14pt" fo:background-color="transparent" style:font-size-asian="14pt" style:font-size-complex="14pt"/>
    </style:style>
    <style:style style:name="T16" style:family="text">
      <style:text-properties style:use-window-font-color="true" loext:opacity="0%" fo:font-size="14pt" style:text-underline-style="solid" style:text-underline-width="auto" style:text-underline-color="font-color" fo:background-color="transparent" style:font-size-asian="14pt" style:font-size-complex="14pt"/>
    </style:style>
    <style:style style:name="T17"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8" style:family="text">
      <style:text-properties fo:color="#000000" loext:opacity="100%" fo:font-size="22pt" fo:language="ru" fo:country="RU" style:font-size-asian="22pt" style:font-size-complex="22pt"/>
    </style:style>
    <style:style style:name="T19"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fo:background-color="transparent" style:font-name-asian="Droid Sans Fallback1"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font-name="Liberation Serif1" fo:font-size="22pt" fo:language="ru" fo:country="RU" fo:font-style="italic" fo:text-shadow="none" style:text-underline-style="none" fo:font-weight="normal" style:letter-kerning="true" style:font-name-asian="Droid Sans Fallback1"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2" style:family="text">
      <style:text-properties fo:font-size="18pt"/>
    </style:style>
    <style:style style:name="T23" style:family="text">
      <style:text-properties fo:font-size="10pt" style:font-size-asian="10pt" style:font-size-complex="10pt"/>
    </style:style>
    <style:style style:name="T2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fo:background-color="transparent" style:font-name-asian="Droid Sans Fallback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fo:background-color="transparent" style:font-name-asian="Droid Sans Fallback1"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solid" style:text-underline-width="auto" style:text-underline-color="font-color" fo:font-weight="normal" style:letter-kerning="true" fo:background-color="transparent" style:font-name-asian="Droid Sans Fallback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7" style:family="text">
      <style:text-properties fo:color="#000000" loext:opacity="100%" fo:font-size="44pt" fo:language="ru" fo:country="RU" style:font-size-asian="44pt" style:font-size-complex="44pt"/>
    </style:style>
    <style:style style:name="T28" style:family="text">
      <style:text-properties fo:color="#000000" loext:opacity="100%" fo:font-size="22pt" fo:language="ru" fo:country="RU" fo:font-style="normal" style:font-size-asian="22pt" style:font-style-asian="normal" style:font-size-complex="22pt" style:font-style-complex="normal"/>
    </style:style>
    <style:style style:name="T29" style:family="text">
      <style:text-properties fo:font-variant="normal" fo:text-transform="none" fo:color="#000000" loext:opacity="100%" style:text-outline="false" style:text-line-through-style="none" style:text-line-through-type="none" style:font-name="Liberation Serif1" fo:font-size="28pt" fo:language="ru" fo:country="RU" fo:text-shadow="none" style:text-underline-style="none" fo:font-weight="normal" style:letter-kerning="true" style:font-name-asian="Droid Sans Fallback1" style:font-size-asian="28pt" style:font-weight-asian="normal" style:font-name-complex="FreeSans" style:font-size-complex="28pt" style:font-weight-complex="normal" style:text-emphasize="none" style:font-relief="none" style:text-overline-style="none" style:text-overline-color="font-color"/>
    </style:style>
    <style:style style:name="T30" style:family="text">
      <style:text-properties style:use-window-font-color="true" loext:opacity="0%" fo:font-size="14pt" fo:language="ru" fo:country="RU" fo:background-color="transparent" style:font-size-asian="14pt" style:font-size-complex="14pt"/>
    </style:style>
    <style:style style:name="T31" style:family="text">
      <style:text-properties style:use-window-font-color="true" loext:opacity="0%" fo:font-size="14pt" fo:language="ru" fo:country="RU" fo:font-weight="normal" fo:background-color="transparent" style:font-size-asian="14pt" style:font-weight-asian="normal" style:font-size-complex="14pt" style:font-weight-complex="normal"/>
    </style:style>
    <style:style style:name="T32" style:family="text">
      <style:text-properties style:use-window-font-color="true" loext:opacity="0%" fo:font-size="14pt" fo:language="ru" fo:country="RU" style:text-underline-style="solid" style:text-underline-width="auto" style:text-underline-color="font-color" fo:background-color="transparent" style:font-size-asian="14pt" style:font-size-complex="14pt"/>
    </style:style>
    <style:style style:name="T33" style:family="text">
      <style:text-properties style:use-window-font-color="true" loext:opacity="0%" fo:font-size="14pt" fo:language="ru" fo:country="RU" fo:font-style="italic" fo:background-color="transparent" style:font-size-asian="14pt" style:font-style-asian="italic" style:font-size-complex="14pt" style:font-style-complex="italic"/>
    </style:style>
    <style:style style:name="T34" style:family="text">
      <style:text-properties style:use-window-font-color="true" loext:opacity="0%" fo:font-size="14pt" fo:language="ru" fo:country="RU" style:text-underline-style="none" fo:background-color="transparent" style:font-size-asian="14pt" style:font-size-complex="14pt"/>
    </style:style>
    <style:style style:name="T35" style:family="text">
      <style:text-properties style:font-name="Liberation Mono1" fo:font-size="18pt" fo:language="ru" fo:country="RU"/>
    </style:style>
    <style:style style:name="T36" style:family="text">
      <style:text-properties fo:font-variant="normal" fo:text-transform="none" fo:color="#000000" loext:opacity="100%" style:text-outline="false" style:text-line-through-style="none" style:text-line-through-type="none" style:font-name="Liberation Serif1" fo:font-size="22pt" fo:language="ru" fo:country="RU" fo:text-shadow="none" style:text-underline-style="none" fo:font-weight="normal" style:letter-kerning="true" style:font-name-asian="Droid Sans Fallback1" style:font-size-asian="22pt" style:font-weight-asian="normal" style:font-name-complex="FreeSans" style:font-size-complex="22pt"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style:letter-kerning="true" fo:background-color="transparent" style:font-name-asian="Droid Sans Fallback1" style:font-size-asian="14pt" style:font-style-asian="normal" style:font-name-complex="FreeSans" style:font-size-complex="14pt" style:font-style-complex="normal" style:text-emphasize="none" style:font-relief="none" style:text-overline-style="none" style:text-overline-color="font-color"/>
    </style:style>
    <style:style style:name="T38" style:family="text">
      <style:text-properties fo:color="#000000" loext:opacity="100%" fo:font-size="28pt" fo:language="ru" fo:country="RU" fo:font-style="normal" style:font-size-asian="28pt" style:font-style-asian="normal" style:font-size-complex="28pt" style:font-style-complex="normal"/>
    </style:style>
    <style:style style:name="T39" style:family="text">
      <style:text-properties fo:font-size="22pt" style:font-size-asian="22pt" style:font-size-complex="22pt"/>
    </style:style>
    <style:style style:name="T40" style:family="text">
      <style:text-properties style:use-window-font-color="true" loext:opacity="0%" fo:font-size="14pt" fo:language="ru" fo:country="RU" fo:font-style="normal" fo:background-color="transparent" style:font-size-asian="14pt" style:font-style-asian="normal" style:font-size-complex="14pt" style:font-style-complex="normal"/>
    </style:style>
    <style:style style:name="T41" style:family="text">
      <style:text-properties style:use-window-font-color="true" loext:opacity="0%" fo:font-size="14pt" fo:language="ru" fo:country="RU" style:text-underline-style="solid" style:text-underline-width="auto" style:text-underline-color="font-color" fo:font-weight="normal" fo:background-color="transparent" style:font-size-asian="14pt" style:font-weight-asian="normal" style:font-size-complex="14pt" style:font-weight-complex="normal"/>
    </style:style>
    <style:style style:name="T42" style:family="text">
      <style:text-properties style:use-window-font-color="true" loext:opacity="0%"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43" style:family="text">
      <style:text-properties style:use-window-font-color="true" loext:opacity="0%" fo:font-size="14pt" fo:language="ru" fo:country="RU" fo:font-style="normal" fo:font-weight="normal" fo:background-color="transparent" style:font-size-asian="14pt" style:font-style-asian="normal" style:font-weight-asian="normal" style:font-size-complex="14pt" style:font-style-complex="normal" style:font-weight-complex="normal"/>
    </style:style>
    <style:style style:name="T44" style:family="text">
      <style:text-properties style:use-window-font-color="true" loext:opacity="0%" fo:font-size="14pt" fo:language="ru" fo:country="RU" style:text-underline-style="none" fo:font-weight="normal" fo:background-color="transparent" style:font-size-asian="14pt" style:font-weight-asian="normal" style:font-size-complex="14pt" style:font-weight-complex="normal"/>
    </style:style>
    <style:style style:name="T45" style:family="text">
      <style:text-properties style:use-window-font-color="true" loext:opacity="0%" fo:font-size="14pt" fo:language="ru" fo:country="RU" style:text-underline-style="none" fo:font-weight="bold" fo:background-color="transparent" style:font-size-asian="14pt" style:font-weight-asian="bold" style:font-size-complex="14pt" style:font-weight-complex="bold"/>
    </style:style>
    <style:style style:name="T46" style:family="text">
      <style:text-properties fo:color="#000000" loext:opacity="100%" fo:language="ru" fo:country="RU"/>
    </style:style>
    <style:style style:name="T47" style:family="text">
      <style:text-properties fo:font-variant="normal" fo:text-transform="none" style:use-window-font-color="true" loext:opacity="0%" style:text-outline="false" style:text-line-through-style="none" style:text-line-through-type="none" style:font-name="Liberation Serif1" fo:font-size="22pt" fo:language="ru" fo:country="RU" fo:font-style="italic" fo:text-shadow="none" style:text-underline-style="none" fo:font-weight="normal" style:letter-kerning="true" fo:background-color="transparent" style:font-name-asian="Droid Sans Fallback1"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font-name="Liberation Serif1"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49" style:family="text">
      <style:text-properties fo:font-size="14pt" fo:language="ru" fo:country="RU" fo:font-weight="normal" style:font-size-asian="14pt" style:font-weight-asian="normal" style:font-size-complex="14pt"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style:letter-kerning="true" fo:background-color="transparent" style:font-name-asian="Droid Sans Fallback1" style:font-size-asian="14pt" style:font-name-complex="FreeSans" style:font-size-complex="14pt"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style:letter-kerning="true" fo:background-color="transparent" style:font-name-asian="Droid Sans Fallback1" style:font-size-asian="14pt" style:font-style-asian="italic" style:font-name-complex="FreeSans" style:font-size-complex="14pt" style:font-style-complex="italic"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fo:font-weight="normal" style:letter-kerning="true" style:font-name-asian="Droid Sans Fallback1" style:font-size-asian="14pt" style:font-weight-asian="normal" style:font-name-complex="FreeSans" style:font-size-complex="14pt"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54" style:family="text">
      <style:text-properties fo:color="#000000" loext:opacity="100%" fo:font-size="14pt" fo:language="ru" fo:country="RU" style:text-underline-style="solid" style:text-underline-width="auto" style:text-underline-color="font-color" style:font-size-asian="14pt" style:font-size-complex="14pt"/>
    </style:style>
    <style:style style:name="T55" style:family="text">
      <style:text-properties fo:font-size="14pt" fo:language="ru" fo:country="RU" fo:font-style="italic" style:font-size-asian="14pt" style:font-style-asian="italic" style:font-size-complex="14pt" style:font-style-complex="italic"/>
    </style:style>
    <style:style style:name="T56" style:family="text">
      <style:text-properties fo:font-size="14pt" fo:language="ru" fo:country="RU" fo:font-style="normal" style:font-size-asian="14pt" style:font-style-asian="normal" style:font-size-complex="14pt" style:font-style-complex="normal"/>
    </style:style>
    <style:style style:name="T57" style:family="text">
      <style:text-properties fo:color="#000000"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style:letter-kerning="true" style:font-name-asian="Droid Sans Fallback1" style:font-size-asian="14pt" style:font-style-asian="normal" style:font-name-complex="FreeSans" style:font-size-complex="14pt" style:font-style-complex="normal"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font-name="Liberation Serif1"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60" style:family="text">
      <style:text-properties fo:color="#000000" loext:opacity="100%" fo:font-size="14pt" fo:language="ru" fo:country="RU" fo:background-color="transparent" style:font-size-asian="14pt" style:font-size-complex="14pt"/>
    </style:style>
    <style:style style:name="T61" style:family="text">
      <style:text-properties fo:color="#000000" loext:opacity="100%" fo:font-size="14pt" fo:language="ru" fo:country="RU" style:text-underline-style="solid" style:text-underline-width="auto" style:text-underline-color="font-color" fo:background-color="transparent" style:font-size-asian="14pt" style:font-size-complex="14pt"/>
    </style:style>
    <style:style style:name="T62" style:family="text">
      <style:text-properties fo:color="#000000" loext:opacity="100%" fo:font-size="14pt" fo:language="ru" fo:country="RU" fo:font-weight="normal" style:font-size-asian="14pt" style:font-weight-asian="normal" style:font-size-complex="14pt" style:font-weight-complex="normal"/>
    </style:style>
    <style:style style:name="T63" style:family="text">
      <style:text-properties fo:color="#000000" loext:opacity="100%" fo:font-size="14pt" fo:language="ru" fo:country="RU" style:font-size-asian="14pt" style:font-size-complex="14pt"/>
    </style:style>
    <style:style style:name="T64" style:family="text">
      <style:text-properties style:use-window-font-color="true" loext:opacity="0%" fo:font-size="14pt" fo:language="ru" fo:country="RU" fo:font-style="normal" style:text-underline-style="none" fo:background-color="transparent"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ostgres Pro Enterprise 16</text:span><text:span text:style-name="T2"><text:line-break/></text:span><text:span text:style-name="T3">Редакции и возможности</text:span></text:p>
          </draw:text-box>
        </draw:frame>
        <draw:custom-shape draw:style-name="gr1" draw:text-style-name="P4" draw:layer="layout" svg:width="2.286cm" svg:height="2.286cm" svg:x="24.622cm" svg:y="17.68cm">
          <text:p text:style-name="P3"><text:span text:style-name="T4">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5">Авторские права</text:span></text:p>
              <text:p text:style-name="P5"><text:span text:style-name="T6">©</text:span><text:span text:style-name="T7"> Postgres Professional, 2023</text:span><text:span text:style-name="T8">–</text:span><text:span text:style-name="T7">2025</text:span></text:p>
              <text:p text:style-name="P5"><text:span text:style-name="T9">Авторы: </text:span><text:span text:style-name="T7">Алексей Береснев, Илья Баштанов, Павел Толмачев, Игорь Гнатюк</text:span></text:p>
              <text:p text:style-name="P5"><text:span text:style-name="T8">Фото: Олег Бартунов (монастырь Пху и пик Бхрикути, Непал)</text:span></text:p>
              <text:p text:style-name="P5"><text:span text:style-name="T7"/></text:p>
              <text:p text:style-name="P5"><text:span text:style-name="T10">Использование материалов курса</text:span></text:p>
              <text:p text:style-name="P5"><text:span text:style-name="T7">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7"/></text:p>
              <text:p text:style-name="P5"><text:span text:style-name="T10">Обратная</text:span><text:span text:style-name="T11"> </text:span><text:span text:style-name="T10">связь</text:span></text:p>
              <text:p text:style-name="P6"><text:span text:style-name="T7">Отзывы, замечания и предложения направляйте по адресу: </text:span><text:span text:style-name="T7"><text:a xlink:href="mailto:edu@postgrespro.ru" xlink:type="simple">edu@postgrespro.ru</text:a></text:span></text:p>
              <text:p text:style-name="P5"><text:span text:style-name="T7"/></text:p>
              <text:p text:style-name="P5"><text:span text:style-name="T10">Отказ от ответственности</text:span></text:p>
              <text:p text:style-name="P5"><text:span text:style-name="T7">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2">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3">Продукты Postgres Professional и редакции Postgres Pro</text:span></text:p>
              </text:list-item>
              <text:list-item>
                <text:p text:style-name="P9"><text:span text:style-name="T13">Возможности Postgres Pro Enterprise</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2">Продукты и редакции</text:span></text:p>
          </draw:text-box>
        </draw:frame>
        <draw:frame presentation:style-name="pr7" draw:text-style-name="P8" draw:layer="layout" svg:width="25.199cm" svg:height="12.179cm" svg:x="1.2cm" svg:y="4.8cm" presentation:class="outline">
          <draw:text-box>
            <text:list text:style-name="L3">
              <text:list-item>
                <text:p text:style-name="P12"><text:span text:style-name="T14">Редакции Postgres Pro</text:span></text:p>
              </text:list-item>
              <text:list-item>
                <text:p text:style-name="P12"><text:span text:style-name="T14">Лицензионная политика</text:span></text:p>
              </text:list-item>
              <text:list-item>
                <text:p text:style-name="P12"><text:span text:style-name="T14">Другие продукты Postgres Professional</text:span></text:p>
              </text:list-item>
            </text:list>
            <text:p text:style-name="P9"><text:span text:style-name="T13"/></text:p>
            <text:list text:continue-numbering="true" text:style-name="L3">
              <text:list-item>
                <text:p text:style-name="P12"><text:span text:style-name="T14"/></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2">Редакции Postgres Pro</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12"><text:span text:style-name="T14">Standard</text:span></text:p>
              </text:list-item>
              <text:list-item>
                <text:p text:style-name="P14"><text:span text:style-name="T14">Certified</text:span></text:p>
              </text:list-item>
              <text:list-item>
                <text:p text:style-name="P12"><text:span text:style-name="T14">Enterprise</text:span></text:p>
              </text:list-item>
              <text:list-item>
                <text:p text:style-name="P15"><text:span text:style-name="T14">Enterprise Certified</text:span></text:p>
                <text:p text:style-name="P9"><text:span text:style-name="T14"/></text:p>
              </text:list-item>
              <text:list-item>
                <text:p text:style-name="P9"><text:span text:style-name="T14"/></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8" draw:layer="layout" svg:width="16.799cm" svg:height="14.431cm" svg:x="2.1cm" svg:y="14.107cm" presentation:class="notes" presentation:user-transformed="true">
            <draw:text-box>
              <text:p text:style-name="P16"><text:span text:style-name="T15">Postgres Pro поставляется в различных редакциях.</text:span></text:p>
              <text:p text:style-name="P16"><text:span text:style-name="T15">Standard – доработанная версия базового PostgreSQL с некоторыми дополнительными расширениями. Это основной выбор для клиентов, которых устраивают базовые возможности, но которым необходима техподдержка:</text:span></text:p>
              <text:p text:style-name="P16"><text:span text:style-name="T16"><text:a xlink:href="https://postgrespro.ru/products/postgrespro/standard" xlink:type="simple">https://postgrespro.ru/products/postgrespro/standard</text:a></text:span></text:p>
              <text:p text:style-name="P16"><text:span text:style-name="T15">Enterprise – существенно доработанная версия PostgreSQL</text:span><text:span text:style-name="T15"><text:line-break/></text:span><text:span text:style-name="T15">c функциональностью, предназначенной для высоконагруженных систем в больших компаниях:</text:span></text:p>
              <text:p text:style-name="P16"><text:span text:style-name="T16"><text:a xlink:href="https://postgrespro.ru/products/postgrespro/enterprise" xlink:type="simple">https://postgrespro.ru/products/postgrespro/enterprise</text:a></text:span><text:span text:style-name="T16"><text:s/></text:span></text:p>
              <text:p text:style-name="P16"><text:span text:style-name="T15">Обе редакции имеют сертифицированные ФСТЭК версии, которые могут применяться для хранения персональных данных и конфиденциальной информации:</text:span></text:p>
              <text:p text:style-name="P16"><text:span text:style-name="T16"><text:a xlink:href="https://postgrespro.ru/products/postgrespro/certified" xlink:type="simple">https://postgrespro.ru/products/postgrespro/certified</text:a></text:span></text:p>
              <text:p text:style-name="P17"><text:span text:style-name="T16"><text:a xlink:href="https://postgrespro.ru/products/postgrespro/enterprisecertified" xlink:type="simple">https://postgrespro.ru/products/postgrespro/enterprisecertified</text:a></text:span></text:p>
              <text:p text:style-name="P16"><text:span text:style-name="T15">Начиная с версии 15, ОС Windows не поддерживается Postgres Pro,</text:span><text:span text:style-name="T15"><text:line-break/></text:span><text:span text:style-name="T15">но компания собирает обычный PostgreSQL под Windows. Сборка содержит программу-установщик. </text:span></text:p>
              <text:p text:style-name="P16"><text:span text:style-name="T16"><text:a xlink:href="https://postgrespro.ru/windows" xlink:type="simple">https://postgrespro.ru/windows</text:a></text:span></text:p>
              <text:p text:style-name="P16"><text:span text:style-name="T15">В этом курсе, если не указано иное, мы рассматриваем возможности Postgres Pro Enterprise.</text:span></text:p>
            </draw:text-box>
          </draw:frame>
        </presentation:notes>
      </draw:page>
      <draw:page draw:name="page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2">Лицензионная политика</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12"><text:span text:style-name="T17">Лицензирование по количеству ядер</text:span></text:p>
                <text:list>
                  <text:list-item>
                    <text:p text:style-name="P19"><text:span text:style-name="T18">в стоимость лицензии входит годовая техническая поддержка</text:span></text:p>
                  </text:list-item>
                  <text:list-item>
                    <text:p text:style-name="P20"><text:span text:style-name="T18">редакция Standard бесплатна для образовательных учреждений</text:span></text:p>
                  </text:list-item>
                </text:list>
              </text:list-item>
              <text:list-item>
                <text:p text:style-name="P12"><text:span text:style-name="T14">Для 1С возможно лицензирование по количеству серверов</text:span><text:span text:style-name="T14"><text:line-break/></text:span><text:span text:style-name="T14">и пользователей</text:span></text:p>
                <text:p text:style-name="P9"><text:span text:style-name="T14"/></text:p>
              </text:list-item>
            </text:list>
          </draw:text-box>
        </draw:frame>
        <presentation:notes draw:style-name="dp2">
          <draw:page-thumbnail draw:style-name="gr2" draw:layer="layout" svg:width="14.848cm" svg:height="11.136cm" svg:x="3.075cm" svg:y="2.257cm" draw:page-number="5" presentation:class="page"/>
          <draw:frame presentation:style-name="pr10" draw:text-style-name="P8" draw:layer="layout" svg:width="16.799cm" svg:height="11.101cm" svg:x="2.1cm" svg:y="14.107cm" presentation:class="notes" presentation:user-transformed="true">
            <draw:text-box>
              <text:p text:style-name="P16"><text:span text:style-name="T15">Postgres Pro лицензируется по количеству ядер. В стоимость лицензии входит один год технической поддержки.</text:span></text:p>
              <text:p text:style-name="P16"><text:span text:style-name="T15">Редакция Postgres Pro Standard может бесплатно использоваться образовательными учреждениями.</text:span></text:p>
              <text:p text:style-name="P16"><text:span text:style-name="T15">Все редакции Postgres Pro поддерживают работу с 1С: в состав входят все необходимые расширения (fasttrun, fulleq, mchar, online_analyze),</text:span><text:span text:style-name="T15"><text:line-break/></text:span><text:span text:style-name="T15">а ядро включает оптимизации производительности (например, временные таблицы не требуют ввода-вывода, пока помещаются</text:span><text:span text:style-name="T15"><text:line-break/></text:span><text:span text:style-name="T15">в отведенной оперативной памяти).</text:span></text:p>
              <text:p text:style-name="P16"><text:span text:style-name="T15">При использовании Postgres Pro для работы с 1С можно выбрать другую модель лицензирования – по количеству серверов и пользователей.</text:span></text:p>
              <text:p text:style-name="P16"><text:span text:style-name="T15">Дополнительно в компании можно заказать услуги технической поддержки, миграции, аудита информационных систем:</text:span></text:p>
              <text:p text:style-name="P16"><text:span text:style-name="T16"><text:a xlink:href="https://postgrespro.ru/services" xlink:type="simple">https://postgrespro.ru/services</text:a></text:span></text:p>
              <text:p text:style-name="P16"><text:span text:style-name="T15">Подробную информацию по стоимости, срокам лицензии и по вопросам предоставления услуг можно узнать, написав на </text:span><text:span text:style-name="T16"><text:a xlink:href="mailto:sales@postgrespro.ru" xlink:type="simple">sales@postgrespro.ru</text:a></text:span></text:p>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2">Другие продукт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12"><text:span text:style-name="T17">Postgres Pro Enterprise Manager</text:span></text:p>
                <text:list>
                  <text:list-item>
                    <text:p text:style-name="P19"><text:span text:style-name="T18">интегрированная панель управления</text:span></text:p>
                  </text:list-item>
                  <text:list-item>
                    <text:p text:style-name="P20"><text:span text:style-name="T18">централизованный интерфейс мониторинга и администрирования</text:span></text:p>
                  </text:list-item>
                </text:list>
              </text:list-item>
              <text:list-item>
                <text:p text:style-name="P12"><text:span text:style-name="T17">Postgres Pro Backup Enterprise</text:span></text:p>
                <text:list>
                  <text:list-item>
                    <text:p text:style-name="P20"><text:span text:style-name="T18">утилита резервного копирования и восстановления pg_probackup</text:span><text:span text:style-name="T18"><text:line-break/></text:span><text:span text:style-name="T18">(рассматривается в этом курсе)</text:span></text:p>
                  </text:list-item>
                </text:list>
              </text:list-item>
              <text:list-item>
                <text:p text:style-name="P21"><text:span text:style-name="T17">Postgres Pro Shardman</text:span></text:p>
                <text:list>
                  <text:list-item>
                    <text:p text:style-name="P19"><text:span text:style-name="T18">распределенная отказоустойчивая СУБД с ACID-гарантиями</text:span></text:p>
                  </text:list-item>
                  <text:list-item>
                    <text:p><text:span text:style-name="T18">горизонтальное масштабирование по чтению и записи</text:span></text:p>
                  </text:list-item>
                </text:list>
                <text:p text:style-name="P9"><text:span text:style-name="T14"/></text:p>
              </text:list-item>
              <text:list-item>
                <text:p text:style-name="P9"><text:span text:style-name="T14"/></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18" draw:layer="layout" svg:width="16.799cm" svg:height="14.431cm" svg:x="2.1cm" svg:y="14.107cm" presentation:class="notes" presentation:user-transformed="true">
            <draw:text-box>
              <text:p text:style-name="P16"><text:span text:style-name="T15">Кроме СУБД Postgres Pro, компания Postgres Professional предлагает ряд других продуктов.</text:span></text:p>
              <text:p text:style-name="P16"><text:span text:style-name="T15">Postgres Pro Enterprise Manager – интегрированная административная панель управления для Postgres Pro Enterprise. Предоставляет централизованный интерфейс мониторинга и управления СУБД.</text:span></text:p>
              <text:p text:style-name="P16"><text:span text:style-name="T16"><text:a xlink:href="https://postgrespro.ru/products/PPEM" xlink:type="simple">https://postgrespro.ru/products/PPEM</text:a></text:span></text:p>
              <text:p text:style-name="P16"><text:span text:style-name="T15">Postgres Pro Backup Enterprise – утилита pg_probackup для управления резервным копированием и восстановлением кластеров баз данных PostgreSQL. Утилита работает с обычным PostgreSQL и со всеми редакциями Postgres Pro, но в сочетании с Postgres Pro Enterprise поддерживает CFS и хранение резервных копий в S3-хранилище.</text:span></text:p>
              <text:p text:style-name="P16"><text:span text:style-name="T15">Утилита входит в состав Postgres Pro Enterprise и рассматривается</text:span><text:span text:style-name="T15"><text:line-break/></text:span><text:span text:style-name="T15">в этом курсе.</text:span></text:p>
              <text:p text:style-name="P16"><text:span text:style-name="T16"><text:a xlink:href="https://postgrespro.ru/products/pg_probackup" xlink:type="simple">https://postgrespro.ru/products/pg_probackup</text:a></text:span></text:p>
              <text:p text:style-name="P16"><text:span text:style-name="T15">Postgres Pro Shardman – распределенная отказоустойчивая СУБД на базе PostgreSQL. Shardman не основан на Postgres Pro, но использует многие ее возможности (сбор статистики, аудит, сжатая файловая система).</text:span></text:p>
              <text:p text:style-name="P16"><text:span text:style-name="T16"><text:a xlink:href="https://postgrespro.ru/products/shardman" xlink:type="simple">https://postgrespro.ru/products/shardman</text:a></text:span></text:p>
              <text:p text:style-name="P16"><text:span text:style-name="T15"/></text:p>
            </draw:text-box>
          </draw:frame>
        </presentation:notes>
      </draw:page>
      <draw:page draw:name="page7"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2">Установка и миграция</text:span></text:p>
          </draw:text-box>
        </draw:frame>
        <draw:frame presentation:style-name="pr7" draw:text-style-name="P24" draw:layer="layout" svg:width="25.199cm" svg:height="14.235cm" svg:x="1.2cm" svg:y="4.8cm" presentation:class="outline" presentation:user-transformed="true">
          <draw:text-box>
            <text:list text:style-name="L3">
              <text:list-item>
                <text:p text:style-name="P17"><text:span text:style-name="T17">Поддержка локалей ICU на уровне кластера и БД</text:span></text:p>
              </text:list-item>
              <text:list-item>
                <text:p text:style-name="P17"><text:span text:style-name="T19">Замена нулевого байта в COPY FROM</text:span></text:p>
                <text:list>
                  <text:list-item>
                    <text:p text:style-name="P22"><text:span text:style-name="T20">nul_byte_replacement_on_import</text:span></text:p>
                  </text:list-item>
                </text:list>
              </text:list-item>
              <text:list-item>
                <text:p text:style-name="P17"><text:span text:style-name="T17">oracle_fdw</text:span></text:p>
                <text:list>
                  <text:list-item>
                    <text:p text:style-name="P23"><text:span text:style-name="T21">обертка сторонних данных для Oracle</text:span></text:p>
                  </text:list-item>
                </text:list>
              </text:list-item>
              <text:list-item>
                <text:p text:style-name="P9"><text:span text:style-name="T17">orafce</text:span></text:p>
                <text:list>
                  <text:list-item>
                    <text:p text:style-name="P5"><text:span text:style-name="T21">популярные функции из пакетов Oracle</text:span></text:p>
                  </text:list-item>
                </text:list>
              </text:list-item>
              <text:list-item>
                <text:p text:style-name="P9"><text:span text:style-name="T17"/></text:p>
              </text:list-item>
            </text:list>
          </draw:text-box>
        </draw:frame>
        <draw:custom-shape draw:style-name="gr3" draw:text-style-name="P26" draw:layer="layout" svg:width="8.227cm" svg:height="2.565cm" svg:x="1.171cm" svg:y="15.637cm">
          <text:p text:style-name="P25"><text:span text:style-name="T22">Тема 2. Установка,</text:span></text:p>
          <text:p text:style-name="P25"><text:span text:style-name="T22">настройка, обновление</text:span></text:p>
          <text:p text:style-name="P25"><text:span text:style-name="T23"><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13" draw:layer="layout" svg:width="16.799cm" svg:height="13.364cm" svg:x="2.1cm" svg:y="14.107cm" presentation:class="notes" presentation:user-transformed="true">
            <draw:text-box>
              <text:p text:style-name="P17"><text:span text:style-name="T9">Postgres Pro Enterprise позволяет указывать локаль провайдера ICU при инициализации кластера и при создании базы данных. PostgreSQL поддерживает эту возможность начиная с версии 15.</text:span></text:p>
              <text:p text:style-name="P16"><text:span text:style-name="T24">Команда COPY FROM может обрабатывать начальные нулевые байты, которые могут появиться при выгрузке данных из других СУБД. Поведение регулируется параметром </text:span><text:span text:style-name="T25">nul_byte_replacement_on_import.</text:span></text:p>
              <text:p text:style-name="P17"><text:span text:style-name="T26"><text:a xlink:href="https://postgrespro.ru/docs/postgrespro/16/runtime-config-compatible#GUC-NUL-BYTE-REPLACEMENT-ON-IMPORT" xlink:type="simple">https://postgrespro.ru/docs/postgrespro/16/runtime-config-compatible#GUC-NUL-BYTE-REPLACEMENT-ON-IMPORT</text:a></text:span></text:p>
              <text:p text:style-name="P16"><text:span text:style-name="T24">Для облегчения миграции с Oracle в Postgres Pro Enterprise добавлены два сторонних расширения:</text:span></text:p>
              <text:list text:style-name="L1">
                <text:list-item>
                  <text:p text:style-name="P16"><text:span text:style-name="T24">oracle_fdw — обертка сторонних данных для Oracle;</text:span></text:p>
                </text:list-item>
                <text:list-item>
                  <text:p text:style-name="P16"><text:span text:style-name="T24">orafce — распространенные функции из пакетов Oracle.</text:span></text:p>
                </text:list-item>
              </text:list>
              <text:p text:style-name="P16"><text:span text:style-name="T26"/></text:p>
            </draw:text-box>
          </draw:frame>
        </presentation:notes>
      </draw:page>
      <draw:page draw:name="page8"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2">Транзакции и сеансы</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У</text:span><text:span text:style-name="T14">правление транзакциями и сеансами</text:span></text:p>
                <text:p text:style-name="P12"><text:span text:style-name="T14"/></text:p>
              </text:list-item>
              <text:list-item>
                <text:p text:style-name="P12"><text:span text:style-name="T17"/></text:p>
              </text:list-item>
              <text:list-item>
                <text:p text:style-name="P12"><text:span text:style-name="T17"/></text:p>
              </text:list-item>
            </text:list>
            <text:p text:style-name="P9"><text:span text:style-name="T13"/></text:p>
            <text:list text:continue-numbering="true" text:style-name="L3">
              <text:list-item>
                <text:p text:style-name="P12"><text:span text:style-name="T14"/></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9" draw:style-name="dp1" draw:master-page-name="master" presentation:presentation-page-layout-name="AL1T1">
        <office:forms form:automatic-focus="false" form:apply-design-mode="false"/>
        <draw:frame presentation:style-name="pr11" draw:text-style-name="P28" draw:layer="layout" svg:width="19.8cm" svg:height="1.741cm" svg:x="1.2cm" svg:y="0.737cm" presentation:class="title" presentation:user-transformed="true">
          <draw:text-box>
            <text:list text:style-name="L3">
              <text:list-item>
                <text:p text:style-name="P27"><text:span text:style-name="T27">Транзакции и сеансы</text:span></text:p>
              </text:list-item>
            </text:list>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14">64-разрядный счетчик транзакций</text:span></text:p>
              </text:list-item>
              <text:list-item>
                <text:p text:style-name="P9"><text:span text:style-name="T14">Автономные транзакции</text:span></text:p>
              </text:list-item>
              <text:list-item>
                <text:p text:style-name="P9"><text:span text:style-name="T14">Встроенный пул соединений</text:span></text:p>
                <text:list>
                  <text:list-item>
                    <text:p text:style-name="P20"><text:span text:style-name="T28">сохраняет контекст сеанса</text:span></text:p>
                  </text:list-item>
                </text:list>
              </text:list-item>
              <text:list-item>
                <text:p text:style-name="P9"><text:span text:style-name="T29"/></text:p>
              </text:list-item>
              <text:list-item>
                <text:p text:style-name="P9"><text:span text:style-name="T14"/></text:p>
              </text:list-item>
            </text:list>
          </draw:text-box>
        </draw:frame>
        <draw:custom-shape draw:style-name="gr4" draw:text-style-name="P26" draw:layer="layout" svg:width="7.211cm" svg:height="2.565cm" svg:x="1.171cm" svg:y="11.737cm">
          <text:p text:style-name="P25"><text:span text:style-name="T22">Тема 3. Управление</text:span></text:p>
          <text:p text:style-name="P25"><text:span text:style-name="T22">транзакциями</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3" draw:text-style-name="P30" draw:layer="layout" svg:width="16.799cm" svg:height="14.611cm" svg:x="2.1cm" svg:y="14.107cm" presentation:class="notes" presentation:user-transformed="true">
            <draw:text-box>
              <text:p text:style-name="P17"><text:span text:style-name="T30">32-битные идентификаторы транзакций в PostgreSQL создают проблемы с обслуживанием переполнения счетчика транзакций.</text:span><text:span text:style-name="T30"><text:line-break/></text:span><text:span text:style-name="T30">в нагруженных системах. В Postgres Pro Enterprise используются</text:span><text:span text:style-name="T31"> 64-битные идентификаторы, упрощающие администрирование</text:span><text:span text:style-name="T30">.</text:span></text:p>
              <text:p text:style-name="P17"><text:span text:style-name="T30">Автономные транзакции позволяют зафиксировать или откатить часть операторов независимо от статуса основной транзакции.</text:span></text:p>
              <text:p text:style-name="P17"><text:span text:style-name="T24">В обычном режиме работы сервера </text:span><text:span text:style-name="T30">каждое подключение обслуживается отдельным процессом, что уменьшает эффективность совместной работы. В Postgres Pro Enterprise реализован встроенный пул соединений, сохраняющий окружения сеансов.</text:span></text:p>
            </draw:text-box>
          </draw:frame>
        </presentation:notes>
      </draw:page>
      <draw:page draw:name="page10"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2">Данные в памяти</text:span></text:p>
          </draw:text-box>
        </draw:frame>
        <draw:frame presentation:style-name="pr7" draw:text-style-name="P8" draw:layer="layout" svg:width="25.199cm" svg:height="14.235cm" svg:x="1.2cm" svg:y="4.8cm" presentation:class="outline" presentation:user-transformed="true">
          <draw:text-box>
            <text:list text:style-name="L5">
              <text:list-item>
                <text:p text:style-name="P9"><text:span text:style-name="T17">pg_variables</text:span></text:p>
                <text:list>
                  <text:list-item>
                    <text:p text:style-name="P5"><text:span text:style-name="T21">переменные в памяти сеанса</text:span></text:p>
                  </text:list-item>
                </text:list>
              </text:list-item>
              <text:list-item>
                <text:p text:style-name="P9"><text:span text:style-name="T17">in_memory</text:span></text:p>
                <text:list>
                  <text:list-item>
                    <text:p text:style-name="P5"><text:span text:style-name="T21">небольшие таблицы в общей памяти</text:span></text:p>
                  </text:list-item>
                </text:list>
              </text:list-item>
            </text:list>
            <text:list text:style-name="L3">
              <text:list-item>
                <text:p text:style-name="P12"><text:span text:style-name="T17"/></text:p>
              </text:list-item>
              <text:list-item>
                <text:p text:style-name="P12"><text:span text:style-name="T17"/></text:p>
              </text:list-item>
            </text:list>
            <text:p text:style-name="P9"><text:span text:style-name="T13"/></text:p>
            <text:list text:continue-numbering="true" text:style-name="L3">
              <text:list-item>
                <text:p text:style-name="P12"><text:span text:style-name="T14"/></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13" draw:layer="layout" svg:width="16.799cm" svg:height="13.364cm" svg:x="2.1cm" svg:y="14.107cm" presentation:class="notes" presentation:user-transformed="true">
            <draw:text-box>
              <text:p text:style-name="P31"><text:span text:style-name="T30">Оба расширения можно рассматривать как альтернативу временным таблицам.</text:span></text:p>
            </draw:text-box>
          </draw:frame>
        </presentation:notes>
      </draw:page>
      <draw:page draw:name="page11" draw:style-name="dp1" draw:master-page-name="master_5f_" presentation:presentation-page-layout-name="AL1T1">
        <office:forms form:automatic-focus="false" form:apply-design-mode="false"/>
        <draw:frame presentation:style-name="pr14" draw:text-style-name="P28" draw:layer="layout" svg:width="19.8cm" svg:height="1.741cm" svg:x="1.2cm" svg:y="0.737cm" presentation:class="title" presentation:user-transformed="true">
          <draw:text-box>
            <text:list text:style-name="L3">
              <text:list-item>
                <text:p text:style-name="P27"><text:span text:style-name="T27">pg_variables</text:span></text:p>
              </text:list-item>
            </text:list>
          </draw:text-box>
        </draw:frame>
        <draw:frame presentation:style-name="pr15" draw:text-style-name="P29" draw:layer="layout" svg:width="25.6cm" svg:height="14.4cm" svg:x="1.2cm" svg:y="4.8cm" presentation:class="outline" presentation:user-transformed="true">
          <draw:text-box>
            <text:list text:style-name="L3">
              <text:list-item>
                <text:p text:style-name="P9"><text:span text:style-name="T17">Различные типы данных</text:span></text:p>
                <text:list>
                  <text:list-item>
                    <text:p><text:span text:style-name="T21">скалярные типы</text:span></text:p>
                  </text:list-item>
                  <text:list-item>
                    <text:p><text:span text:style-name="T21">записи и коллекции записей</text:span></text:p>
                  </text:list-item>
                  <text:list-item>
                    <text:p><text:span text:style-name="T21">массивы</text:span></text:p>
                  </text:list-item>
                  <text:list-item>
                    <text:p><text:span text:style-name="T21">общие коллекции</text:span></text:p>
                  </text:list-item>
                </text:list>
              </text:list-item>
              <text:list-item>
                <text:p text:style-name="P9"><text:span text:style-name="T17">Хранение и доступ</text:span></text:p>
                <text:list>
                  <text:list-item>
                    <text:p><text:span text:style-name="T21">сортировка</text:span></text:p>
                  </text:list-item>
                  <text:list-item>
                    <text:p><text:span text:style-name="T21">доступ по ключу</text:span></text:p>
                  </text:list-item>
                  <text:list-item>
                    <text:p><text:span text:style-name="T21">итераторы</text:span></text:p>
                  </text:list-item>
                </text:list>
                <text:p text:style-name="P32"><text:span text:style-name="T17">Транзакционность</text:span></text:p>
                <text:list>
                  <text:list-item text:start-value="1">
                    <text:p><text:span text:style-name="T21">параметр is_transactional (по умолчанию </text:span><text:span text:style-name="T20">false</text:span><text:span text:style-name="T21">)</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6" draw:text-style-name="P30" draw:layer="layout" svg:width="16.799cm" svg:height="15.276cm" svg:x="2.1cm" svg:y="14.107cm" presentation:class="notes" presentation:user-transformed="true">
            <draw:text-box>
              <text:p text:style-name="P16"><text:span text:style-name="T24">Расширение pg_variables позволяет работать с переменными различных типов в памяти сеанса. Включает в себя функции, позволяющие работать с переменными скалярных типов, переменными-записями и их коллекциями, а также с переменными-массивами. </text:span><text:span text:style-name="T30">Переменные объединяются в пакеты, выполняющие роль пространств имен.</text:span></text:p>
              <text:p text:style-name="P17"><text:span text:style-name="T32"><text:a xlink:href="https://postgrespro.ru/docs/enterprise/16/pg-variables" xlink:type="simple">https://postgrespro.ru/docs/enterprise/16/pg-variables</text:a></text:span></text:p>
              <text:p text:style-name="P16"><text:span text:style-name="T30">Коллекции позоляют хранить несколько записей в отсортированном порядке и поддерживают быстрый доступ к записям по ключу, в качестве которого принимается первый столбец записи.</text:span></text:p>
              <text:p text:style-name="P16"><text:span text:style-name="T30">Кроме функций, создающих переменные, интерфейс расширения включает функции для их изменения и удаления, а для коллекций предусмотрены итераторы. Имеются и вспомогательные функции, позволяющие получить дополнительную информацию о пакетах и переменных в них, а также о занимаемых ими ресурсах.</text:span></text:p>
              <text:p text:style-name="P16"><text:span text:style-name="T30">По умолчанию переменные создаются как нетранзакционные, но это поведение можно переопределить, передав в функцию, создающую переменную, значение true в параметре </text:span><text:span text:style-name="T33">is_transactional</text:span><text:span text:style-name="T30">.</text:span></text:p>
              <text:p text:style-name="P16"><text:span text:style-name="T24">Учитывая, что работа с коллекциями организована подобно работе с таблицами, но при этом использует лишь оперативную память, можно рассмотреть использование расширения как альтернативу применению временных таблиц. Дополнительным плюсом является возможность работы</text:span><text:span text:style-name="T34"> расширения на физических репликах.</text:span></text:p>
              <text:p text:style-name="P17"><text:span text:style-name="T34">Расширение несовместимо с пулом соединений, включая встроенный пул Postgres Pro.</text:span></text:p>
            </draw:text-box>
          </draw:frame>
        </presentation:notes>
      </draw:page>
      <draw:page draw:name="page12" draw:style-name="dp1" draw:master-page-name="master_5f_" presentation:presentation-page-layout-name="AL1T1">
        <office:forms form:automatic-focus="false" form:apply-design-mode="false"/>
        <draw:frame presentation:style-name="pr14" draw:text-style-name="P33" draw:layer="layout" svg:width="19.8cm" svg:height="1.741cm" svg:x="1.2cm" svg:y="0.737cm" presentation:class="title" presentation:user-transformed="true">
          <draw:text-box>
            <text:p><text:span text:style-name="T12">Демонстрация</text:span></text:p>
          </draw:text-box>
        </draw:frame>
        <draw:frame presentation:style-name="pr17" draw:text-style-name="P33" draw:layer="layout" svg:width="25.6cm" svg:height="14.4cm" svg:x="1.2cm" svg:y="4.8cm" presentation:class="outline" presentation:placeholder="true" presentation:user-transformed="true">
          <draw:text-box/>
        </draw:frame>
        <draw:frame draw:style-name="gr5" draw:text-style-name="P34" draw:layer="layout" svg:width="17.893cm" svg:height="11.728cm" svg:x="5.054cm" svg:y="6.182cm">
          <draw:image xlink:href="Pictures/10000001000001B9000001219F9F77CFE0FDB8A0.png" xlink:type="simple" xlink:show="embed" xlink:actuate="onLoad" draw:mime-type="image/png">
            <text:p text:style-name="P1"><text:span text:style-name="T35"/></text:p>
            <text:p text:style-name="P1"><text:span text:style-name="T35"/></text:p>
            <text:p text:style-name="P1"><text:span text:style-name="T35"/></text:p>
            <text:p text:style-name="P1"><text:span text:style-name="T35"><text:s text:c="11"/></text:span><text:span text:style-name="T35">$ psql</text:span></text:p>
            <text:p text:style-name="P1"><text:span text:style-name="T35"><text:s text:c="11"/></text:span><text:span text:style-name="T35">postgres=#</text:span></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8" draw:text-style-name="P35" draw:layer="layout" svg:width="16.799cm" svg:height="13.364cm" svg:x="2.1cm" svg:y="14.107cm" presentation:class="notes" presentation:placeholder="true">
            <draw:text-box/>
          </draw:frame>
        </presentation:notes>
      </draw:page>
      <draw:page draw:name="page13" draw:style-name="dp1" draw:master-page-name="master_5f_" presentation:presentation-page-layout-name="AL1T1">
        <office:forms form:automatic-focus="false" form:apply-design-mode="false"/>
        <draw:frame presentation:style-name="pr14" draw:text-style-name="P28" draw:layer="layout" svg:width="19.8cm" svg:height="1.741cm" svg:x="1.2cm" svg:y="0.737cm" presentation:class="title" presentation:user-transformed="true">
          <draw:text-box>
            <text:list text:style-name="L3">
              <text:list-item>
                <text:p text:style-name="P27"><text:span text:style-name="T27">in_memory</text:span></text:p>
              </text:list-item>
            </text:list>
          </draw:text-box>
        </draw:frame>
        <draw:frame presentation:style-name="pr15" draw:text-style-name="P29" draw:layer="layout" svg:width="25.6cm" svg:height="14.4cm" svg:x="1.2cm" svg:y="4.8cm" presentation:class="outline" presentation:user-transformed="true">
          <draw:text-box>
            <text:list text:style-name="L3">
              <text:list-item>
                <text:p text:style-name="P9"><text:span text:style-name="T17">Хранение и доступ</text:span></text:p>
                <text:list>
                  <text:list-item>
                    <text:p><text:span text:style-name="T21">доступ через обертку сторонних данных</text:span></text:p>
                  </text:list-item>
                  <text:list-item>
                    <text:p><text:span text:style-name="T21">хранение строк в страницах листьев индекса B-tree</text:span></text:p>
                  </text:list-item>
                  <text:list-item>
                    <text:p><text:span text:style-name="T21">доступ по первичному ключу</text:span></text:p>
                  </text:list-item>
                </text:list>
                <text:p><text:span text:style-name="T17">Транзакционность</text:span></text:p>
                <text:list>
                  <text:list-item>
                    <text:p><text:span text:style-name="T21">точки сохранения</text:span></text:p>
                  </text:list-item>
                </text:list>
                <text:p><text:span text:style-name="T17">Ограничения</text:span></text:p>
                <text:list>
                  <text:list-item>
                    <text:p text:style-name="P36"><text:span text:style-name="T21">не журналируются в WAL, не сохраняются, не реплицируются</text:span></text:p>
                  </text:list-item>
                  <text:list-item>
                    <text:p text:style-name="P36"><text:span text:style-name="T36">вторичные индексы не поддерживаются</text:span></text:p>
                  </text:list-item>
                  <text:list-item>
                    <text:p text:style-name="P36"><text:span text:style-name="T21">не поддерживается уровень изоляции SERIALIZABLE</text:span></text:p>
                  </text:list-item>
                  <text:list-item>
                    <text:p text:style-name="P36"><text:span text:style-name="T21">ограниченный размер строки (304 bytes)</text:span></text:p>
                  </text:list-item>
                  <text:list-item>
                    <text:p text:style-name="P36"><text:span text:style-name="T21">издержки при удалении строк</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6" draw:text-style-name="P30" draw:layer="layout" svg:width="16.799cm" svg:height="14.721cm" svg:x="2.1cm" svg:y="13.907cm" presentation:class="notes" presentation:user-transformed="true">
            <draw:text-box>
              <text:p text:style-name="P16"><text:span text:style-name="T37">С помощью расширения </text:span><text:span text:style-name="T24">in_memory можно размещать небольшие </text:span><text:span text:style-name="T25">оперативные</text:span><text:span text:style-name="T30"> таблицы в общей памяти сервера. Работа с таблицей происходит с помощью обертки сторонних данных. </text:span></text:p>
              <text:p text:style-name="P17"><text:span text:style-name="T32"><text:a xlink:href="https://postgrespro.ru/docs/enterprise/16/in-memory" xlink:type="simple">https://postgrespro.ru/docs/enterprise/16/in-memory</text:a></text:span><text:span text:style-name="T30"><text:s/></text:span></text:p>
              <text:p text:style-name="P17"><text:span text:style-name="T30">Оперативные таблицы организованы по индексу — строки таблиц хранятся в страницах листьев индекса B-tree, построенного по первичному ключу, что обеспечивает быстрый доступ к данным. Оперативные таблицы поддерживают транзакции, включая точки сохранения. Полезным свойством также является возможность изменения данных при работе на физических репликах.</text:span></text:p>
              <text:p text:style-name="P17"><text:span text:style-name="T24">Существует и ряд ограничений в использовании оперативных таблиц. <text:s text:c="3"/>Работа с ними не отражается в журнале предзаписи, невозможна их репликация, а время жизни ограничено текущим сеансом работы сервера. Нет поддержки вторичных индексов и механизмов хранения больших кортежей, в том числе TOAST. </text:span><text:span text:style-name="T30">Так как размер страницы в памяти составляет 1 kB, а индекс типа B-tree должен содержать на странице минимум три записи, максимальная длина строки ограничена 304 байтами. Когда строка удаляется из оперативной таблицы, соответствующая страница данных не освобождается, для освобождения ресурсов требуется опустшение или удаление таблицы. Уровень изоляции SERIALIZABLE не поддерживается, вместо него используется REPEATABLE READ. </text:span></text:p>
              <text:p text:style-name="P17"><text:span text:style-name="T30">Расширение нельзя использовать с подготовленными транзакциями и при включённом пуле соединений.</text:span></text:p>
            </draw:text-box>
          </draw:frame>
        </presentation:notes>
      </draw:page>
      <draw:page draw:name="page14" draw:style-name="dp1" draw:master-page-name="master_5f_" presentation:presentation-page-layout-name="AL1T1">
        <office:forms form:automatic-focus="false" form:apply-design-mode="false"/>
        <draw:frame presentation:style-name="pr14" draw:text-style-name="P33" draw:layer="layout" svg:width="19.8cm" svg:height="1.741cm" svg:x="1.2cm" svg:y="0.737cm" presentation:class="title" presentation:user-transformed="true">
          <draw:text-box>
            <text:p><text:span text:style-name="T12">Демонстрация</text:span></text:p>
          </draw:text-box>
        </draw:frame>
        <draw:frame presentation:style-name="pr17" draw:text-style-name="P33" draw:layer="layout" svg:width="25.6cm" svg:height="14.4cm" svg:x="1.2cm" svg:y="4.8cm" presentation:class="outline" presentation:placeholder="true" presentation:user-transformed="true">
          <draw:text-box/>
        </draw:frame>
        <draw:frame draw:style-name="gr5" draw:text-style-name="P34" draw:layer="layout" svg:width="17.893cm" svg:height="11.728cm" svg:x="5.054cm" svg:y="6.182cm">
          <draw:image xlink:href="Pictures/10000001000001B9000001219F9F77CFE0FDB8A0.png" xlink:type="simple" xlink:show="embed" xlink:actuate="onLoad" draw:mime-type="image/png">
            <text:p text:style-name="P1"><text:span text:style-name="T35"/></text:p>
            <text:p text:style-name="P1"><text:span text:style-name="T35"/></text:p>
            <text:p text:style-name="P1"><text:span text:style-name="T35"/></text:p>
            <text:p text:style-name="P1"><text:span text:style-name="T35"><text:s text:c="11"/></text:span><text:span text:style-name="T35">$ psql</text:span></text:p>
            <text:p text:style-name="P1"><text:span text:style-name="T35"><text:s text:c="11"/></text:span><text:span text:style-name="T35">postgres=#</text:span></text:p>
          </draw:image>
        </draw:frame>
        <presentation:notes draw:style-name="dp2">
          <draw:page-thumbnail draw:style-name="gr2" draw:layer="layout" svg:width="14.848cm" svg:height="11.136cm" svg:x="3.075cm" svg:y="2.257cm" draw:page-number="14" presentation:class="page"/>
          <draw:frame presentation:style-name="pr18" draw:text-style-name="P35"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office:forms form:automatic-focus="false" form:apply-design-mode="false"/>
        <draw:frame presentation:style-name="pr11" draw:text-style-name="P28" draw:layer="layout" svg:width="19.8cm" svg:height="1.741cm" svg:x="1.2cm" svg:y="0.737cm" presentation:class="title" presentation:user-transformed="true">
          <draw:text-box>
            <text:list text:style-name="L3">
              <text:list-item>
                <text:p text:style-name="P27"><text:span text:style-name="T27">Сеансы и подключения</text:span></text:p>
              </text:list-item>
            </text:list>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38">pgbouncer — сторонний пул соединений</text:span></text:p>
              </text:list-item>
              <text:list-item>
                <text:p text:style-name="P9"><text:span text:style-name="T14">Параметры libpq для подключения к разным серверам</text:span></text:p>
                <text:list>
                  <text:list-item>
                    <text:p text:style-name="P20"><text:span text:style-name="T28">hostorder, failover_timeout</text:span></text:p>
                  </text:list-item>
                </text:list>
              </text:list-item>
              <text:list-item>
                <text:p text:style-name="P12"><text:span text:style-name="T38">Отключение сеансов и переподключение</text:span></text:p>
                <text:list>
                  <text:list-header>
                    <text:p text:style-name="P37"><text:span text:style-name="T20">idle_session_timeout</text:span><text:span text:style-name="T21">, </text:span><text:span text:style-name="T20">reusepass</text:span></text:p>
                  </text:list-header>
                </text:list>
              </text:list-item>
              <text:list-item>
                <text:p text:style-name="P12"><text:span text:style-name="T17">Функции для изменения параметров других сеансов</text:span></text:p>
                <text:list>
                  <text:list-item>
                    <text:p><text:span text:style-name="T39">pg_backend_set_config, pg_backend_load_library</text:span></text:p>
                  </text:list-item>
                </text:list>
              </text:list-item>
              <text:list-item>
                <text:p><text:span text:style-name="T17"/></text:p>
              </text:list-item>
            </text:list>
          </draw:text-box>
        </draw:frame>
        <presentation:notes draw:style-name="dp2">
          <draw:page-thumbnail draw:style-name="gr2" draw:layer="layout" svg:width="14.848cm" svg:height="11.136cm" svg:x="3.075cm" svg:y="2.257cm" draw:page-number="15" presentation:class="page"/>
          <draw:frame presentation:style-name="pr19" draw:text-style-name="P30" draw:layer="layout" svg:width="16.799cm" svg:height="14.656cm" svg:x="2.1cm" svg:y="14.107cm" presentation:class="notes" presentation:user-transformed="true">
            <draw:text-box>
              <text:p text:style-name="P17"><text:span text:style-name="T30">Помимо встроенного пула соединений, в Postgres Pro включен сторонний пул соединений pgbouncer. Работа с pgbouncer с точки зрения разработчика приложений рассматривается в курсе DEV2.</text:span></text:p>
              <text:p text:style-name="P16"><text:span text:style-name="T30">Доработанный протокол libpq позволяет распределять сеансы по нескольким серверам:</text:span></text:p>
              <text:list text:style-name="L1">
                <text:list-item>
                  <text:p text:style-name="P16"><text:span text:style-name="T40">hostorder</text:span><text:span text:style-name="T30"> — порядок подключения к серверам (sequential/random);</text:span></text:p>
                </text:list-item>
                <text:list-item>
                  <text:p text:style-name="P16"><text:span text:style-name="T40">failover_timeout</text:span><text:span text:style-name="T30"> — максимальное время для циклического переподключения к узлам, указанным в строке соединения.</text:span></text:p>
                </text:list-item>
              </text:list>
              <text:p text:style-name="P17"><text:span text:style-name="T41"><text:a xlink:href="https://postgrespro.ru/docs/enterprise/16/libpq-connect" xlink:type="simple">https://postgrespro.ru/docs/enterprise/16/libpq-connect</text:a></text:span></text:p>
              <text:p text:style-name="P16"><text:span text:style-name="T31">Два новых конфигурационных параметра</text:span><text:span text:style-name="T30">:</text:span></text:p>
              <text:list text:continue-numbering="true" text:style-name="L1">
                <text:list-item>
                  <text:p text:style-name="P16"><text:span text:style-name="T33">idle_session_timeout —</text:span><text:span text:style-name="T30"> завершает любые сеансы, простаивающие дольше заданного времени вне открытой транзакции;</text:span></text:p>
                </text:list-item>
                <text:list-item>
                  <text:p text:style-name="P17"><text:span text:style-name="T33">reusepass </text:span><text:span text:style-name="T30">— разрешается ли использовать запрошенный пароль при повторном установлении подключения (запрет автоматического переподключения).</text:span></text:p>
                </text:list-item>
              </text:list>
              <text:p text:style-name="P16"><text:span text:style-name="T30">Добавлены функции pg_backend_set_config и pg_backend_load_library, позволяющие</text:span><text:span text:style-name="T31"> менять параметры других сеансов и загружать в них библиотеки</text:span><text:span text:style-name="T30">. </text:span></text:p>
              <text:p text:style-name="P17"><text:span text:style-name="T32"><text:a xlink:href="https://postgrespro.ru/docs/enterprise/16/functions-admin#FUNCTIONS-ADMIN-SET" xlink:type="simple">https://postgrespro.ru/docs/enterprise/16/functions-admin#FUNCTIONS-ADMIN-SET</text:a></text:span></text:p>
              <text:p text:style-name="P16"><text:span text:style-name="T37"/></text:p>
              <text:p text:style-name="P16"><text:span text:style-name="T30"/></text:p>
            </draw:text-box>
          </draw:frame>
        </presentation:notes>
      </draw:page>
      <draw:page draw:name="page16" draw:style-name="dp1" draw:master-page-name="master" presentation:presentation-page-layout-name="AL1T1">
        <office:forms form:automatic-focus="false" form:apply-design-mode="false"/>
        <draw:frame presentation:style-name="pr11" draw:text-style-name="P33" draw:layer="layout" svg:width="19.8cm" svg:height="1.741cm" svg:x="1.2cm" svg:y="0.737cm" presentation:class="title" presentation:user-transformed="true">
          <draw:text-box>
            <text:p><text:span text:style-name="T12">Приоритизация ресурсов</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38"><text:span text:style-name="T13">Приоритеты сеансов в отношении ресурсов</text:span></text:p>
                <text:list>
                  <text:list-header>
                    <text:p text:style-name="P39"><text:span text:style-name="T20">session_cpu_weight</text:span><text:span text:style-name="T20"><text:tab/></text:span><text:span text:style-name="T21">— использование процессора</text:span></text:p>
                  </text:list-header>
                  <text:list-item>
                    <text:p text:style-name="P39"><text:span text:style-name="T20">session_ioread_weight</text:span><text:span text:style-name="T20"><text:tab/></text:span><text:span text:style-name="T21">— объем чтения</text:span></text:p>
                  </text:list-item>
                  <text:list-item>
                    <text:p text:style-name="P40"><text:span text:style-name="T20">session_iowrite_weight</text:span><text:span text:style-name="T20"><text:tab/></text:span><text:span text:style-name="T21">— объем записи</text:span></text:p>
                  </text:list-item>
                </text:list>
              </text:list-item>
              <text:list-item>
                <text:p text:style-name="P38"><text:span text:style-name="T13">Фоновый процесс собирает статистику использования ресурсов сеансами</text:span></text:p>
                <text:list>
                  <text:list-item>
                    <text:p text:style-name="P41"><text:span text:style-name="T20">usage_tracking_interval </text:span><text:span text:style-name="T21">= 0</text:span><text:span text:style-name="T21"><text:tab/></text:span><text:span text:style-name="T21">— интервал сбора</text:sp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20" draw:text-style-name="P30" draw:layer="layout" svg:width="16.799cm" svg:height="14.986cm" svg:x="2.1cm" svg:y="14.107cm" presentation:class="notes" presentation:user-transformed="true">
            <draw:text-box>
              <text:p text:style-name="P16"><text:span text:style-name="T30">В высоконагруженных системах возникает потребность неравномерного распределения ограниченных ресурсов между сеансами. В обычной версии PostgreSQL такого механизма нет.</text:span></text:p>
              <text:p text:style-name="P16"><text:span text:style-name="T37">В Postgres Pro Enterprise можно назначить</text:span><text:span text:style-name="T24"> </text:span><text:span text:style-name="T31">сеансам приоритеты</text:span><text:span text:style-name="T31"><text:line-break/></text:span><text:span text:style-name="T31">в отношении трех видов ресурсов:</text:span></text:p>
              <text:list text:style-name="L1">
                <text:list-item>
                  <text:p text:style-name="P16"><text:span text:style-name="T31">использование процессора;</text:span></text:p>
                </text:list-item>
                <text:list-item>
                  <text:p text:style-name="P16"><text:span text:style-name="T31">объем чтения (страницы локального и общего кешей);</text:span></text:p>
                </text:list-item>
                <text:list-item>
                  <text:p text:style-name="P16"><text:span text:style-name="T24">объем записи (страницы локального и общего кешей</text:span><text:span text:style-name="T31">).</text:span></text:p>
                </text:list-item>
              </text:list>
              <text:p text:style-name="P16"><text:span text:style-name="T31">Использование ресурсов процессами определяется на основе статистики, собираемой отдельным фоновым рабочим процессом. Интервал сбора статистики задается параметром </text:span><text:span text:style-name="T42">usage_tracking_interval</text:span><text:span text:style-name="T43">. </text:span><text:span text:style-name="T30">По умолчанию его значение равно 0, при этом статистика не собирается и приоритизация отключена.</text:span></text:p>
              <text:p text:style-name="P16"><text:span text:style-name="T32"><text:a xlink:href="https://postgrespro.ru/docs/enterprise/16/kernel-resources#RESOURCE-PRIORITIZATION" xlink:type="simple">https://postgrespro.ru/docs/enterprise/16/kernel-resources#RESOURCE-PRIORITIZATION</text:a></text:span><text:span text:style-name="T30"><text:s/></text:span></text:p>
              <text:p text:style-name="P16"><text:span text:style-name="T30"/></text:p>
            </draw:text-box>
          </draw:frame>
        </presentation:notes>
      </draw:page>
      <draw:page draw:name="page17"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Хранение данных</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Возможности, связанные с хранением данных в файлах</text:span></text:p>
              </text:list-item>
              <text:list-item>
                <text:p text:style-name="P12"><text:span text:style-name="T17"/></text:p>
              </text:list-item>
              <text:list-item>
                <text:p text:style-name="P12"><text:span text:style-name="T17"/></text:p>
              </text:list-item>
            </text:list>
            <text:p text:style-name="P9"><text:span text:style-name="T13"/></text:p>
            <text:list text:continue-numbering="true" text:style-name="L3">
              <text:list-item>
                <text:p text:style-name="P12"><text:span text:style-name="T14"/></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8" draw:style-name="dp1" draw:master-page-name="master" presentation:presentation-page-layout-name="AL1T1">
        <draw:frame presentation:style-name="pr21" draw:text-style-name="P33" draw:layer="layout" svg:width="20.898cm" svg:height="1.737cm" svg:x="1.2cm" svg:y="0.737cm" presentation:class="title" presentation:user-transformed="true">
          <draw:text-box>
            <text:p><text:span text:style-name="T12">Сжатая файловая система</text:span></text:p>
          </draw:text-box>
        </draw:frame>
        <draw:frame presentation:style-name="pr22" draw:text-style-name="P29" draw:layer="layout" svg:width="25.6cm" svg:height="14.4cm" svg:x="1.2cm" svg:y="4.8cm" presentation:class="outline" presentation:user-transformed="true">
          <draw:text-box>
            <text:list text:style-name="L3">
              <text:list-item>
                <text:p text:style-name="P17"><text:span text:style-name="T13">CFS — Compressed File System</text:span></text:p>
                <text:list>
                  <text:list-header>
                    <text:p text:style-name="P8"><text:span text:style-name="T21">включается для отдельных табличных пространств</text:span></text:p>
                  </text:list-header>
                  <text:list-item>
                    <text:p text:style-name="P8"><text:span text:style-name="T21">позволяет сжать данные в несколько раз</text:span></text:p>
                  </text:list-item>
                  <text:list-item>
                    <text:p text:style-name="P8"><text:span text:style-name="T21">сокращает объем дискового ввода-вывода</text:span></text:p>
                  </text:list-item>
                  <text:list-item>
                    <text:p text:style-name="P8"><text:span text:style-name="T21">измененные страницы записываются последовательно</text:span></text:p>
                  </text:list-item>
                </text:list>
                <text:p text:style-name="P17"><text:span text:style-name="T13"/></text:p>
              </text:list-item>
            </text:list>
          </draw:text-box>
        </draw:frame>
        <draw:custom-shape draw:style-name="gr6" draw:text-style-name="P43" draw:layer="layout" svg:width="7.957cm" svg:height="2.807cm" svg:x="1.185cm" svg:y="11.446cm">
          <text:p text:style-name="P42">Тема 4. CFS – сжатая</text:p>
          <text:p text:style-name="P42">файловая система</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8" presentation:class="page"/>
          <draw:frame presentation:style-name="pr23" draw:text-style-name="P44" draw:layer="layout" svg:width="16.799cm" svg:height="13.876cm" svg:x="2.1cm" svg:y="14.107cm" presentation:class="notes" presentation:user-transformed="true">
            <draw:text-box>
              <text:p text:style-name="P16"><text:span text:style-name="T7">Использование сжатой файловой системы (Compressed File System, CFS) позволяет сократить объем дискового ввода-вывода за счет хранения сжатых блоков данных и улучшить кучность хранения за счет последовательной записи сжатых блоков в конец файла на диске.</text:span></text:p>
              <text:p text:style-name="P16"><text:span text:style-name="T7">Механизм CFS включается на уровне отдельных табличных пространств.</text:span></text:p>
              <text:p text:style-name="P16"><text:span text:style-name="T7">Как правило, сжатие позволяет уменьшить объем хранимых данных</text:span><text:span text:style-name="T7"><text:line-break/></text:span><text:span text:style-name="T7">в несколько раз.</text:span></text:p>
              <text:p text:style-name="P16"><text:span text:style-name="T32"><text:a xlink:href="https://postgrespro.ru/docs/enterprise/16/cfs" xlink:type="simple">https://postgrespro.ru/docs/enterprise/16/cfs</text:a></text:span></text:p>
            </draw:text-box>
          </draw:frame>
        </presentation:notes>
      </draw:page>
      <draw:page draw:name="page19"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Хранение данных</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17"><text:span text:style-name="T13">TOAST для системного каталога</text:span></text:p>
                <text:list>
                  <text:list-item>
                    <text:p text:style-name="P45"><text:span text:style-name="T21">для столбцов со списками управления доступом</text:span></text:p>
                  </text:list-item>
                </text:list>
              </text:list-item>
              <text:list-item>
                <text:p text:style-name="P17"><text:span text:style-name="T13">pg_transfer </text:span></text:p>
                <text:list>
                  <text:list-header>
                    <text:p text:style-name="P45"><text:span text:style-name="T21">быстрое перемещение таблиц между серверами</text:span></text:p>
                  </text:list-header>
                </text:list>
              </text:list-item>
              <text:list-item>
                <text:p text:style-name="P46"><text:span text:style-name="T17">pg_repack</text:span></text:p>
                <text:list>
                  <text:list-item>
                    <text:p text:style-name="P8"><text:span text:style-name="T21">устранение раздувания таблиц и индексов</text:span></text:p>
                  </text:list-item>
                </text:list>
              </text:list-item>
              <text:list-item>
                <text:p text:style-name="P17"><text:span text:style-name="T17"/></text:p>
              </text:list-item>
            </text:list>
          </draw:text-box>
        </draw:frame>
        <presentation:notes draw:style-name="dp2">
          <draw:page-thumbnail draw:style-name="gr2" draw:layer="layout" svg:width="14.848cm" svg:height="11.136cm" svg:x="3.075cm" svg:y="2.257cm" draw:page-number="19" presentation:class="page"/>
          <draw:frame presentation:style-name="pr24" draw:text-style-name="P47" draw:layer="layout" svg:width="16.799cm" svg:height="15.103cm" svg:x="2.1cm" svg:y="14.107cm" presentation:class="notes" presentation:user-transformed="true">
            <draw:text-box>
              <text:p text:style-name="P17"><text:span text:style-name="T24">Таблицы системного каталога, содержащие потенциально длинные списки управления доступом (Access Control List), такие как pg_class</text:span><text:span text:style-name="T24"><text:line-break/></text:span><text:span text:style-name="T24">и pg_attribute, могут использовать TOAST.</text:span></text:p>
              <text:p text:style-name="P16"><text:span text:style-name="T31">С помощью расширения pg_transfer можно специальным образом подготовить таблицу, содержащую много данных, и затем быстро переместить ее на другой экземпляр Postgres Pro простым копированием файлов данных. Расширение выполняет необходимые для этого корректировки системного каталога.</text:span></text:p>
              <text:p text:style-name="P17"><text:span text:style-name="T41"><text:a xlink:href="https://postgrespro.ru/docs/enterprise/16/pgtransfer" xlink:type="simple">https://postgrespro.ru/docs/enterprise/16/pgtransfer</text:a></text:span></text:p>
              <text:p text:style-name="P16"><text:span text:style-name="T31">В Postgres Pro Enterprise включена сторонняя утилита </text:span><text:span text:style-name="T34">pg_repack, которая позволяет избавиться от раздувания таблиц и индексов без установки исключительной блокировки на все время работы, как того требует команда VACUUM FULL.</text:span></text:p>
              <text:p text:style-name="P16"><text:span text:style-name="T32"><text:a xlink:href="https://postgrespro.ru/docs/enterprise/16/app-pgrepack" xlink:type="simple">https://postgrespro.ru/docs/enterprise/16/app-pgrepack</text:a></text:span></text:p>
            </draw:text-box>
          </draw:frame>
        </presentation:notes>
      </draw:page>
      <draw:page draw:name="page20"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Повреждения данных</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17"><text:span text:style-name="T17">amcheck</text:span></text:p>
                <text:list>
                  <text:list-item>
                    <text:p text:style-name="P48"><text:span text:style-name="T21">контроль целостности</text:span></text:p>
                  </text:list-item>
                  <text:list-item>
                    <text:p text:style-name="P45"><text:span text:style-name="T21">добавлена проверка уникальности индексов</text:span></text:p>
                  </text:list-item>
                </text:list>
              </text:list-item>
              <text:list-item>
                <text:p text:style-name="P17"><text:span text:style-name="T17">pg_filedump</text:span></text:p>
                <text:list>
                  <text:list-item>
                    <text:p text:style-name="P45"><text:span text:style-name="T21">низкоуровневый просмотр файлов данных</text:span></text:p>
                  </text:list-item>
                </text:list>
              </text:list-item>
              <text:list-item>
                <text:p text:style-name="P46"><text:span text:style-name="T17">Просмотр всех версий строк</text:span></text:p>
                <text:list>
                  <text:list-item>
                    <text:p text:style-name="P49"><text:span text:style-name="T21">функция pg_snapshot_any для отключения правил видимости</text:span></text:p>
                  </text:list-item>
                  <text:list-item>
                    <text:p text:style-name="P8"><text:span text:style-name="T21"/></text:p>
                  </text:list-item>
                </text:list>
              </text:list-item>
              <text:list-item>
                <text:p text:style-name="P17"><text:span text:style-name="T17"/></text:p>
              </text:list-item>
              <text:list-item>
                <text:p text:style-name="P17"><text:span text:style-name="T17"/></text:p>
              </text:list-item>
            </text:list>
          </draw:text-box>
        </draw:frame>
        <presentation:notes draw:style-name="dp2">
          <draw:page-thumbnail draw:style-name="gr2" draw:layer="layout" svg:width="14.848cm" svg:height="11.136cm" svg:x="3.075cm" svg:y="2.257cm" draw:page-number="20" presentation:class="page"/>
          <draw:frame presentation:style-name="pr24" draw:text-style-name="P47" draw:layer="layout" svg:width="16.799cm" svg:height="15.103cm" svg:x="2.1cm" svg:y="14.107cm" presentation:class="notes" presentation:user-transformed="true">
            <draw:text-box>
              <text:p text:style-name="P17"><text:span text:style-name="T44">Postgres Pro Enterprise включает дополнительные средства для контроля целостности, отладки и исследования поврежденных данных.</text:span></text:p>
              <text:p text:style-name="P16"><text:span text:style-name="T44">Штатное расширение</text:span><text:span text:style-name="T45"> </text:span><text:span text:style-name="T44">amcheck, позволяющее проверять целостность данных, доработано для проверки ограничений уникальности</text:span><text:span text:style-name="T44"><text:line-break/></text:span><text:span text:style-name="T44">в B-деревьях.</text:span></text:p>
              <text:p text:style-name="P17"><text:span text:style-name="T41"><text:a xlink:href="https://postgrespro.ru/docs/enterprise/16/amcheck" xlink:type="simple">https://postgrespro.ru/docs/enterprise/16/amcheck</text:a></text:span></text:p>
              <text:p text:style-name="P16"><text:span text:style-name="T31">Утилита pg_filedump</text:span><text:span text:style-name="T30"> выводит содержимое файлов таблиц и индексов,</text:span><text:span text:style-name="T30"><text:line-break/></text:span><text:span text:style-name="T30">а также управляющего файла в отформатированном виде. Это может быть полезно для исправления поврежденных данных.</text:span></text:p>
              <text:p text:style-name="P17"><text:span text:style-name="T32"><text:a xlink:href="https://postgrespro.ru/docs/enterprise/16/pg-filedump" xlink:type="simple">https://postgrespro.ru/docs/enterprise/16/pg-filedump</text:a></text:span></text:p>
              <text:p text:style-name="P16"><text:span text:style-name="T34">Функция pg_snapshot_any выводит </text:span><text:span text:style-name="T44">все версии строк таблицы, отключая правила видимости.</text:span></text:p>
              <text:p text:style-name="P16"><text:span text:style-name="T32"><text:a xlink:href="https://postgrespro.ru/docs/enterprise/16/functions-admin#FUNCTIONS-DEBUGGING-TABLE" xlink:type="simple">https://postgrespro.ru/docs/enterprise/16/functions-admin#FUNCTIONS-DEBUGGING-TABLE</text:a></text:span></text:p>
              <text:p text:style-name="P16"><text:span text:style-name="T34"><text:s/></text:span></text:p>
            </draw:text-box>
          </draw:frame>
        </presentation:notes>
      </draw:page>
      <draw:page draw:name="page21"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Запросы</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Выполнение и оптимизация запросов</text:span></text:p>
              </text:list-item>
              <text:list-item>
                <text:p text:style-name="P12"><text:span text:style-name="T17"/></text:p>
              </text:list-item>
            </text:list>
            <text:p text:style-name="P9"><text:span text:style-name="T13"/></text:p>
            <text:list text:continue-numbering="true" text:style-name="L3">
              <text:list-item>
                <text:p text:style-name="P12"><text:span text:style-name="T14"/></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50" draw:layer="layout" svg:width="16.799cm" svg:height="13.364cm" svg:x="2.1cm" svg:y="14.107cm" presentation:class="notes" presentation:placeholder="true" presentation:user-transformed="true">
            <draw:text-box/>
          </draw:frame>
        </presentation:notes>
      </draw:page>
      <draw:page draw:name="page22"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Оптимизация запросов</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13">dump_stat — перенос статистики планировщика</text:span></text:p>
              </text:list-item>
              <text:list-item>
                <text:p text:style-name="P12"><text:span text:style-name="T13">pg_query_state — состояние выполняющегося запроса</text:span></text:p>
              </text:list-item>
              <text:list-item>
                <text:p text:style-name="P12"><text:span text:style-name="T17">pg_hint_plan — указания оптимизатору</text:span></text:p>
              </text:list-item>
              <text:list-item>
                <text:p text:style-name="P12"><text:span text:style-name="T17">plantuner — запрет определенных индексов</text:span></text:p>
                <text:p text:style-name="P12"><text:span text:style-name="T13">AQO — адаптивная оптимизация запросов</text:span></text:p>
                <text:list>
                  <text:list-header>
                    <text:p text:style-name="P9"><text:span text:style-name="T21">накопление статистики выполнений и коррекция прогноза кардинальности</text:span></text:p>
                  </text:list-header>
                  <text:list-item>
                    <text:p text:style-name="P9"/>
                  </text:list-item>
                </text:list>
              </text:list-item>
            </text:list>
          </draw:text-box>
        </draw:frame>
        <draw:custom-shape draw:style-name="gr7" draw:text-style-name="P26" draw:layer="layout" svg:width="7.708cm" svg:height="2.565cm" svg:x="6.516cm" svg:y="15.723cm">
          <text:p text:style-name="P25"><text:span text:style-name="T22">Тема 5. Оптимизация</text:span></text:p>
          <text:p text:style-name="P25"><text:span text:style-name="T22">запросов</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7.708cm" svg:height="2.565cm" svg:x="12.104cm" svg:y="14.199cm">
          <text:p text:style-name="P25"><text:span text:style-name="T22">Тема 6. Адаптивная </text:span></text:p>
          <text:p text:style-name="P25"><text:span text:style-name="T22">оптимизация</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2" presentation:class="page"/>
          <draw:frame presentation:style-name="pr25" draw:text-style-name="P51" draw:layer="layout" svg:width="16.799cm" svg:height="13.364cm" svg:x="2.1cm" svg:y="14.107cm" presentation:class="notes" presentation:user-transformed="true">
            <draw:text-box>
              <text:p text:style-name="P16"><text:span text:style-name="T30">Расширение </text:span><text:span text:style-name="T31">dump_stat</text:span><text:span text:style-name="T30"> позволяет после восстановления из логической копии обойтись без выполнения команды ANALYZE для всего кластера, что для больших БД может значительно сократить время простоя.</text:span></text:p>
              <text:p text:style-name="P17"><text:span text:style-name="T32"><text:a xlink:href="https://postgrespro.ru/docs/enterprise/16/dump-stat" xlink:type="simple">https://postgrespro.ru/docs/enterprise/16/dump-stat</text:a></text:span></text:p>
              <text:p text:style-name="P16"><text:span text:style-name="T30">Расширение </text:span><text:span text:style-name="T31">pg_query_state</text:span><text:span text:style-name="T30"> позволяет узнать текущее состояние выполнения запросов.</text:span></text:p>
              <text:p text:style-name="P17"><text:span text:style-name="T32"><text:a xlink:href="https://postgrespro.ru/docs/enterprise/16/pg-query-state" xlink:type="simple">https://postgrespro.ru/docs/enterprise/16/pg-query-state</text:a></text:span></text:p>
              <text:p text:style-name="P16"><text:span text:style-name="T30">Расширение </text:span><text:span text:style-name="T31">pg_hint_plan </text:span><text:span text:style-name="T30">позволяет управлять планом выполнения запроса с помощью специальных указаний.</text:span></text:p>
              <text:p text:style-name="P17"><text:span text:style-name="T32"><text:a xlink:href="https://postgrespro.ru/docs/enterprise/16/pg-hint-plan" xlink:type="simple">https://postgrespro.ru/docs/enterprise/16/pg-hint-plan</text:a></text:span></text:p>
              <text:p text:style-name="P16"><text:span text:style-name="T30">Расширение plantuner</text:span><text:span text:style-name="T31"> </text:span><text:span text:style-name="T30">позволяет скрывать определенные индексы от планировщика, не удаляя их.</text:span></text:p>
              <text:p text:style-name="P17"><text:span text:style-name="T32"><text:a xlink:href="https://postgrespro.ru/docs/enterprise/16/plantuner" xlink:type="simple">https://postgrespro.ru/docs/enterprise/16/plantuner</text:a></text:span></text:p>
              <text:p text:style-name="P16"><text:span text:style-name="T30">Расширение </text:span><text:span text:style-name="T31">AQO</text:span><text:span text:style-name="T30"> (Adaptive Query Optimization) используется для адаптивной оптимизации запросов за счет коррекции прогноза кардинальности с учетом накопленной статистики выполнения запросов.</text:span></text:p>
              <text:p text:style-name="P16"><text:span text:style-name="T32"><text:a xlink:href="https://postgrespro.ru/docs/enterprise/16/aqo" xlink:type="simple">https://postgrespro.ru/docs/enterprise/16/aqo</text:a></text:span><text:span text:style-name="T32"><text:s/></text:span></text:p>
            </draw:text-box>
          </draw:frame>
        </presentation:notes>
      </draw:page>
      <draw:page draw:name="page23"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Планировщик запросов</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17">Удаление замкнутых соединений из планов</text:span></text:p>
                <text:list>
                  <text:list-item>
                    <text:p text:style-name="P45"><text:span text:style-name="T47">enable_self_join_removal</text:span></text:p>
                  </text:list-item>
                </text:list>
              </text:list-item>
              <text:list-item>
                <text:p text:style-name="P9"><text:span text:style-name="T17">Оптимизированы планы с пустыми узлами Materialize</text:span></text:p>
              </text:list-item>
              <text:list-item>
                <text:p text:style-name="P12"><text:span text:style-name="T17">Уточнение стоимости последовательного сканирования</text:span></text:p>
                <text:list>
                  <text:list-item>
                    <text:p text:style-name="P37"><text:span text:style-name="T20">seq_scan_startup_cost_first_row</text:span><text:span text:style-name="T21"> = off</text:span></text:p>
                  </text:list-item>
                </text:list>
              </text:list-item>
              <text:list-item>
                <text:p text:style-name="P12"><text:span text:style-name="T17">Уточнение селективности соединений по нескольким условиям при наличии расширенной статистики</text:span></text:p>
                <text:list>
                  <text:list-item>
                    <text:p text:style-name="P37"><text:span text:style-name="T20">enable_compound_index_stats</text:span><text:span text:style-name="T21"> = on</text:span></text:p>
                  </text:list-item>
                </text:list>
              </text:list-item>
              <text:list-item>
                <text:p><text:span text:style-name="T17">Уменьшено потребление памяти планировщиком</text:span><text:span text:style-name="T17"><text:line-break/></text:span><text:span text:style-name="T17">в запросах с большими массивами</text:span></text:p>
                <text:p><text:span text:style-name="T17"/></text:p>
                <text:list>
                  <text:list-item>
                    <text:p text:style-name="P17"><text:span text:style-name="T48"/></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26" draw:text-style-name="P51" draw:layer="layout" svg:width="16.799cm" svg:height="14.111cm" svg:x="2.1cm" svg:y="14.107cm" presentation:class="notes" presentation:user-transformed="true">
            <draw:text-box>
              <text:p text:style-name="P16"><text:span text:style-name="T24">Добавлена возможность </text:span><text:span text:style-name="T31">удаления замкнутых соединений </text:span><text:span text:style-name="T30">из планов запросов, что может увеличить скорость выполнения (параметр </text:span><text:span text:style-name="T33">enable_self_join_removal</text:span><text:span text:style-name="T40">). Полезно для систем с автоматически генерируемыми запросами.</text:span></text:p>
              <text:p text:style-name="P17"><text:span text:style-name="T32"><text:a xlink:href="https://postgrespro.ru/docs/enterprise/16/runtime-config-query#GUC-ENABLE-SELF-JOIN-REMOVAL" xlink:type="simple">https://postgrespro.ru/docs/enterprise/16/runtime-config-query#GUC-ENABLE-SELF-JOIN-REMOVAL</text:a></text:span></text:p>
              <text:p text:style-name="P53"><text:span text:style-name="T7">Улучшена производительность в случаях, когда в </text:span><text:span text:style-name="T49">плане возникает много пустых узлов Materialize</text:span><text:span text:style-name="T7">, которые ничего не возвращают.</text:span></text:p>
              <text:p text:style-name="P16"><text:span text:style-name="T30">Параметр </text:span><text:span text:style-name="T33">seq_scan_startup_cost_first_row</text:span><text:span text:style-name="T30"> увеличивает начальную стоимость последовательного сканирования. В обычном PostgreSQL эта величина всегда равную нулю, за счет чего планировщик может иногда предпочесть последовательное сканирование доступу по индексу для получения одной строки по первичному ключу.</text:span></text:p>
              <text:p text:style-name="P17"><text:span text:style-name="T32"><text:a xlink:href="https://postgrespro.ru/docs/enterprise/16/runtime-config-query#GUC-SEQ-SCAN-STARTUP-COST-FIRST-ROW" xlink:type="simple">https://postgrespro.ru/docs/enterprise/16/runtime-config-query#GUC-SEQ-SCAN-STARTUP-COST-FIRST-ROW</text:a></text:span></text:p>
              <text:p text:style-name="P17"><text:span text:style-name="T30">При включенном параметре </text:span><text:span text:style-name="T33">enable_compound_index_stats</text:span><text:span text:style-name="T30"> оптимизатор использует составные индексы для уточнения оценки селективности соединения по нескольким атрибутам, не составляющим внешний ключ (в PostgreSQL в этом случае перемножаются селективности по отдельным колонкам).</text:span></text:p>
              <text:p text:style-name="P17"><text:span text:style-name="T30">Добавлена оптимизация, которая </text:span><text:span text:style-name="T31">уменьшает потребление памяти </text:span><text:span text:style-name="T30">планировщиком на запросах, содержащих большие массивы (например, IN для проверки вхождения значения в массив).</text:span></text:p>
            </draw:text-box>
          </draw:frame>
        </presentation:notes>
      </draw:page>
      <draw:page draw:name="page24"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Выполнение запросов</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9">Управление объемом кеша для подготовленных операторов</text:p>
                <text:list>
                  <text:list-item>
                    <text:p text:style-name="P20"><text:span text:style-name="T20">plan_cache_lru_memsize</text:span><text:span text:style-name="T21">, </text:span><text:span text:style-name="T20">plan_cache_lru_size</text:span></text:p>
                  </text:list-item>
                </text:list>
              </text:list-item>
              <text:list-item>
                <text:p text:style-name="P9"><text:span text:style-name="T17">Режим автоподготовки операторов</text:span></text:p>
                <text:list>
                  <text:list-item>
                    <text:p text:style-name="P20"><text:span text:style-name="T20">autoprepare_threshold</text:span><text:span text:style-name="T21">, </text:span><text:span text:style-name="T20">autoprepare_limit</text:span><text:span text:style-name="T21">, </text:span><text:span text:style-name="T20">autoprepare_memory_limit</text:span></text:p>
                  </text:list-item>
                </text:list>
              </text:list-item>
              <text:list-item>
                <text:p text:style-name="P9"><text:span text:style-name="T17">Поиск ближайших соседей для B-tree, GiST и SP-GiST</text:span></text:p>
              </text:list-item>
              <text:list-item>
                <text:p text:style-name="P9"><text:span text:style-name="T17">Ускорено сканирование только индекса для больших таблиц</text:span></text:p>
              </text:list-item>
              <text:list-item>
                <text:p text:style-name="P9"><text:span text:style-name="T17">vops — векторные операции для OLAP-запросов</text:span></text:p>
              </text:list-item>
              <text:list-item>
                <text:p text:style-name="P9"><text:span text:style-name="T17"/></text:p>
                <text:list>
                  <text:list-item>
                    <text:p text:style-name="P17"><text:span text:style-name="T48"/></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23" draw:text-style-name="P51" draw:layer="layout" svg:width="16.799cm" svg:height="13.876cm" svg:x="2.1cm" svg:y="14.107cm" presentation:class="notes" presentation:user-transformed="true">
            <draw:text-box>
              <text:p text:style-name="P16"><text:span text:style-name="T50">Параметрами </text:span><text:span text:style-name="T51">plan_cache_lru_memsize</text:span><text:span text:style-name="T50"> и </text:span><text:span text:style-name="T51">plan_cache_lru_size </text:span><text:span text:style-name="T37">можно ограничить объем памяти, </text:span><text:span text:style-name="T24">занимаемый подготовленными операторами. Это может помочь, если приложение создает слишком много подготовленных операторов.</text:span></text:p>
              <text:p text:style-name="P17"><text:span text:style-name="T32"><text:a xlink:href="https://postgrespro.ru/docs/enterprise/16/runtime-config-resource#GUC-PLAN-CACHE-LRU-MEMSIZE" xlink:type="simple">https://postgrespro.ru/docs/enterprise/16/runtime-config-resource#GUC-PLAN-CACHE-LRU-MEMSIZE</text:a></text:span></text:p>
              <text:p text:style-name="P16"><text:span text:style-name="T30">Добавлен режим автоподготовки операторов (отключен по умолчанию), в котором ч</text:span><text:span text:style-name="T31">асто используемые операторы неявно подготавливаются</text:span><text:span text:style-name="T30">. Может давать преимущество в тех случаях, когда явные команды PREPARE не работают, например, когда применяется pgbouncer.</text:span></text:p>
              <text:p text:style-name="P17"><text:span text:style-name="T32"><text:a xlink:href="https://postgrespro.ru/docs/enterprise/16/autoprepare" xlink:type="simple">https://postgrespro.ru/docs/enterprise/16/autoprepare</text:a></text:span></text:p>
              <text:p text:style-name="P17"><text:span text:style-name="T24">В индексах B-tree, GiST и SP-GiST с сортировкой по расстоянию реализована </text:span><text:span text:style-name="T30">поддержка алгоритма k-NN — поиска ближайших соседей.</text:span></text:p>
              <text:p text:style-name="P17"><text:span text:style-name="T32"><text:a xlink:href="https://postgrespro.ru/docs/enterprise/16/k-nn-search" xlink:type="simple">https://postgrespro.ru/docs/enterprise/16/k-nn-search</text:a></text:span></text:p>
              <text:p text:style-name="P16"><text:span text:style-name="T30">Увеличен размер кеша карты видимости, что позволяет сканированию только индекса быстрее работать с таблицами больше 256 Мбайт.</text:span></text:p>
              <text:p text:style-name="P16"><text:span text:style-name="T34">Экспериментальное расширение </text:span><text:span text:style-name="T44">vops (vectorized operations)</text:span><text:span text:style-name="T45"> </text:span><text:span text:style-name="T34">позволяет ускорять запросы OLAP с фильтрацией и агрегированием благодаря <text:s/>колоночному хранению внутри страниц («паркет») и использованию векторных операций.</text:span></text:p>
              <text:p text:style-name="P16"><text:span text:style-name="T32"><text:a xlink:href="https://postgrespro.ru/docs/enterprise/16/vops" xlink:type="simple">https://postgrespro.ru/docs/enterprise/16/vops</text:a></text:span></text:p>
            </draw:text-box>
          </draw:frame>
        </presentation:notes>
      </draw:page>
      <draw:page draw:name="page25"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Блокировки</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17"><text:span text:style-name="T13">Оптимизация механизма проверки взаимоблокировок</text:span></text:p>
              </text:list-item>
              <text:list-item>
                <text:p text:style-name="P8"><text:span text:style-name="T13">Очередь для разделяемых легких блокировок</text:span></text:p>
                <text:list>
                  <text:list-header>
                    <text:p text:style-name="P49"><text:span text:style-name="T20">lwlock_shared_limit</text:span><text:span text:style-name="T21"> = 0</text:span></text:p>
                  </text:list-header>
                </text:list>
              </text:list-item>
              <text:list-item>
                <text:p text:style-name="P17"><text:span text:style-name="T13">Разделение таблицы блокировок на секции</text:span></text:p>
                <text:list>
                  <text:list-header>
                    <text:p text:style-name="P45"><text:span text:style-name="T20">log2_num_lock_partitions</text:span><text:span text:style-name="T21"> = 4</text:span></text:p>
                  </text:list-header>
                </text:list>
              </text:list-item>
              <text:list-item>
                <text:p text:style-name="P8"><text:span text:style-name="T17">Уменьшена конкуренция при расширении файлов B-tree</text:span></text:p>
                <text:p text:style-name="P8"><text:span text:style-name="T17"/></text:p>
              </text:list-item>
            </text:list>
          </draw:text-box>
        </draw:frame>
        <presentation:notes draw:style-name="dp2">
          <draw:page-thumbnail draw:style-name="gr2" draw:layer="layout" svg:width="14.848cm" svg:height="11.136cm" svg:x="3.075cm" svg:y="2.257cm" draw:page-number="25" presentation:class="page"/>
          <draw:frame presentation:style-name="pr27" draw:text-style-name="P51" draw:layer="layout" svg:width="16.799cm" svg:height="13.411cm" svg:x="2.1cm" svg:y="14.107cm" presentation:class="notes" presentation:user-transformed="true">
            <draw:text-box>
              <text:p text:style-name="P17"><text:span text:style-name="T9">Одновременная проверка ситуации взаимоблокировки многими процессами (что может произойти на нагруженных системах с большим количеством ядер) вызывает замедление работы сервера вплоть до полной остановки. В Postgres Pro проверка ограничена одним процессом в один момент времени</text:span><text:span text:style-name="T7">.</text:span></text:p>
              <text:p text:style-name="P16"><text:span text:style-name="T52">Для улучшения работы с легкими блокировками имеется параметр </text:span><text:span text:style-name="T53">lwlock_shared_limit</text:span><text:span text:style-name="T9">. Он задает количество разделяемых блокировок, по достижении которого запускается «справедливый» режим ожидания — последующие блокировки добавляются в очередь. В этом случае устраняется возможность бесконечного откладывания исключительных блокировок, что важно при большой конкуренции за ресурс.</text:span></text:p>
              <text:p text:style-name="P17"><text:span text:style-name="T54"><text:a xlink:href="https://postgrespro.ru/docs/enterprise/16/runtime-config-locks#GUC-LWLOCK-SHARED-LIMIT" xlink:type="simple">https://postgrespro.ru/docs/enterprise/16/runtime-config-locks#GUC-LWLOCK-SHARED-LIMIT</text:a></text:span></text:p>
              <text:p text:style-name="P54"><text:span text:style-name="T9">Для повышения параллелизма таблица блокировок разделяется на несколько секций. Количество секций всегда является степенью двойки, поэтому задается показатель степени. В </text:span><text:span text:style-name="T7">PostgreSQL он всегда равен 4, то есть таблица делится на 16 секций. В Postgres Pro Enterprise показатель можно задать параметром </text:span><text:span text:style-name="T55">log2_num_lock_partitions</text:span><text:span text:style-name="T56">, если при большой конкуренции значения по умолчанию не хватает.</text:span></text:p>
              <text:p text:style-name="P55"><text:span text:style-name="T54"><text:a xlink:href="https://postgrespro.ru/docs/enterprise/16/runtime-config-locks#GUC-LOG2-NUM-LOCK-PARTITIONS" xlink:type="simple">https://postgrespro.ru/docs/enterprise/16/runtime-config-locks#GUC-LOG2-NUM-LOCK-PARTITIONS</text:a></text:span></text:p>
              <text:p text:style-name="P17"><text:span text:style-name="T57">Уменьшена конкуренция при расширении файлов B-tree: к файлу добавляется сразу несколько страниц, как при расширении таблицы.</text:span></text:p>
            </draw:text-box>
          </draw:frame>
        </presentation:notes>
      </draw:page>
      <draw:page draw:name="page26"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Буферный кеш</text:span></text:p>
          </draw:text-box>
        </draw:frame>
        <draw:frame presentation:style-name="pr12" draw:text-style-name="P56" draw:layer="layout" svg:width="25.6cm" svg:height="14.4cm" svg:x="1.2cm" svg:y="4.8cm" presentation:class="outline" presentation:user-transformed="true">
          <draw:text-box>
            <text:list text:style-name="L3">
              <text:list-item>
                <text:p><text:span text:style-name="T17">Более эффективная работа с горячими страницами индексов</text:span></text:p>
              </text:list-item>
              <text:list-item>
                <text:p><text:span text:style-name="T17">Оптимизация для NUMA-архитектур</text:span></text:p>
              </text:list-item>
              <text:list-item>
                <text:p text:style-name="P12"><text:span text:style-name="T17">Уменьшена конкуренция за хеш-таблицу</text:span></text:p>
                <text:list>
                  <text:list-item>
                    <text:p><text:span text:style-name="T21">1024 отдельно блокируемых секций</text:span></text:p>
                  </text:list-item>
                </text:list>
              </text:list-item>
              <text:list-item>
                <text:p text:style-name="P9"><text:span text:style-name="T17"/></text:p>
              </text:list-item>
            </text:list>
          </draw:text-box>
        </draw:frame>
        <presentation:notes draw:style-name="dp2">
          <draw:page-thumbnail draw:style-name="gr2" draw:layer="layout" svg:width="14.848cm" svg:height="11.136cm" svg:x="3.075cm" svg:y="2.257cm" draw:page-number="26" presentation:class="page"/>
          <draw:frame presentation:style-name="pr25" draw:text-style-name="P51" draw:layer="layout" svg:width="16.799cm" svg:height="13.364cm" svg:x="2.1cm" svg:y="14.107cm" presentation:class="notes" presentation:user-transformed="true">
            <draw:text-box>
              <text:p text:style-name="P17"><text:span text:style-name="T58">Улучшен менеджер буферного кеша:</text:span></text:p>
              <text:list text:style-name="L1">
                <text:list-item>
                  <text:p text:style-name="P16"><text:span text:style-name="T58">устранено узкое место, возникающее при обращении к горячим страницам индексов при высокой конкуренции;</text:span></text:p>
                </text:list-item>
                <text:list-item>
                  <text:p text:style-name="P16"><text:span text:style-name="T7">изменена внутренняя реализация хеш-таблицы буферного кеша для более эффективной работы, в том числе на NUMA-архитектурах;</text:span></text:p>
                </text:list-item>
                <text:list-item>
                  <text:p text:style-name="P17"><text:span text:style-name="T9">сама </text:span><text:span text:style-name="T7">хеш-таблица буферного кеша разделена на 1024 секции</text:span><text:span text:style-name="T7"><text:line-break/></text:span><text:span text:style-name="T7">(в PostgreSQL — 128) для снижения конкуренции на многоядерных системах.</text:span></text:p>
                </text:list-item>
              </text:list>
              <text:p text:style-name="P17"><text:span text:style-name="T7"/></text:p>
            </draw:text-box>
          </draw:frame>
        </presentation:notes>
      </draw:page>
      <draw:page draw:name="page27"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Поиск в тексте и в json</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17"><text:span text:style-name="T17">Метод доступа RUM</text:span></text:p>
                <text:list>
                  <text:list-item>
                    <text:p text:style-name="P45"><text:span text:style-name="T21">фразовый поиск и ранжирование</text:span></text:p>
                  </text:list-item>
                </text:list>
              </text:list-item>
              <text:list-item>
                <text:p text:style-name="P17"><text:span text:style-name="T59">pg_tsparser — альтернативный анализатор</text:span></text:p>
              </text:list-item>
              <text:list-item>
                <text:p text:style-name="P8"><text:span text:style-name="T59">Hunspell — словари для ряда языков</text:span></text:p>
              </text:list-item>
              <text:list-item>
                <text:p text:style-name="P8"><text:span text:style-name="T59">shared_ispell — размещение словарей в общей памяти</text:span></text:p>
              </text:list-item>
              <text:list-item>
                <text:p text:style-name="P46"><text:span text:style-name="T13">JsQuery — язык запросов к данным jsonb</text:span></text:p>
                <text:list>
                  <text:list-header>
                    <text:p text:style-name="P48"><text:span text:style-name="T21">поиск во вложенных объектах и массивах</text:span></text:p>
                  </text:list-header>
                  <text:list-item>
                    <text:p text:style-name="P17"><text:span text:style-name="T21">операторы сравнения с индексной поддержкой</text:span></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28" draw:text-style-name="P57" draw:layer="layout" svg:width="16.799cm" svg:height="15.211cm" svg:x="2.1cm" svg:y="14.107cm" presentation:class="notes" presentation:user-transformed="true">
            <draw:text-box>
              <text:p text:style-name="P16"><text:span text:style-name="T60">Для улучшения полнотекстового поиска добавлен метод доступа RUM, который похож на GIN, но поддерживает фразовый поиск и выдачу ранжированных результатов.</text:span></text:p>
              <text:p text:style-name="P17"><text:span text:style-name="T61"><text:a xlink:href="https://postgrespro.ru/docs/enterprise/16/rum" xlink:type="simple">https://postgrespro.ru/docs/enterprise/16/rum</text:a></text:span></text:p>
              <text:p text:style-name="P16"><text:span text:style-name="T62">Расширение pg_tsparser из</text:span><text:span text:style-name="T63">меняет стандартную стратегию разбора текста для слов, включающих подчеркивания, цифры и буквы, а также для слов, разделенных знаком минуса. Оно удобно, в частности, для поиска в коде.</text:span></text:p>
              <text:p text:style-name="P17"><text:span text:style-name="T54"><text:a xlink:href="https://postgrespro.ru/docs/enterprise/16/pg-tsparser" xlink:type="simple">https://postgrespro.ru/docs/enterprise/16/pg-tsparser</text:a></text:span></text:p>
              <text:p text:style-name="P16"><text:span text:style-name="T63">Расширение </text:span><text:span text:style-name="T62">Hunspell </text:span><text:span text:style-name="T63">предоставляет возможность использовать популярные словари Hunspell для разных языков.</text:span></text:p>
              <text:p text:style-name="P17"><text:span text:style-name="T54"><text:a xlink:href="https://postgrespro.ru/docs/enterprise/16/hunspell-dict" xlink:type="simple">https://postgrespro.ru/docs/enterprise/16/hunspell-dict</text:a></text:span></text:p>
              <text:p text:style-name="P16"><text:span text:style-name="T63">В отличии от стандартной реализации словарей ispell, расширение </text:span><text:span text:style-name="T62">shared_ispell </text:span><text:span text:style-name="T63">позволяет разместить словарь в общей памяти.</text:span></text:p>
              <text:p text:style-name="P17"><text:span text:style-name="T54"><text:a xlink:href="https://postgrespro.ru/docs/enterprise/16/shared-ispell" xlink:type="simple">https://postgrespro.ru/docs/enterprise/16/shared-ispell</text:a></text:span></text:p>
              <text:p text:style-name="P16"><text:span text:style-name="T63">Расширение </text:span><text:span text:style-name="T62">JsQuery</text:span><text:span text:style-name="T5"> </text:span><text:span text:style-name="T63">предоставляет язык запросов для поиска</text:span><text:span text:style-name="T63"><text:line-break/></text:span><text:span text:style-name="T63">в значениях типа jsonb. С добавлением в PostgreSQL поддержки стандарта SQL/JSON потеряло актуальность, но сохраняется для совместимости.</text:span></text:p>
              <text:p text:style-name="P16"><text:span text:style-name="T54"><text:a xlink:href="https://postgrespro.ru/docs/enterprise/16/jsquery" xlink:type="simple">https://postgrespro.ru/docs/enterprise/16/jsquery</text:a></text:span></text:p>
              <text:p text:style-name="P16"><text:span text:style-name="T63"/></text:p>
              <text:p text:style-name="P16"><text:span text:style-name="T63"/></text:p>
            </draw:text-box>
          </draw:frame>
        </presentation:notes>
      </draw:page>
      <draw:page draw:name="page28"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Нагрузка</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Анализ нагрузки и мониторинг</text:span></text:p>
              </text:list-item>
            </text:list>
          </draw:text-box>
        </draw:frame>
        <presentation:notes draw:style-name="dp2">
          <draw:page-thumbnail draw:style-name="gr2" draw:layer="layout" svg:width="14.848cm" svg:height="11.136cm" svg:x="3.075cm" svg:y="2.257cm" draw:page-number="28"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29"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Анализ нагрузки</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17">pgpro_stats — статистика выполнения</text:span></text:p>
                <text:list>
                  <text:list-item>
                    <text:p text:style-name="P20"><text:span text:style-name="T21">развитие pg_stat_statements</text:span></text:p>
                  </text:list-item>
                </text:list>
              </text:list-item>
              <text:list-item>
                <text:p text:style-name="P12"><text:span text:style-name="T17">pgpro_pwr — выявление ресурсоемких</text:span><text:span text:style-name="T17"><text:line-break/></text:span><text:span text:style-name="T17">операций: выборки и отчеты</text:span></text:p>
                <text:list>
                  <text:list-item>
                    <text:p text:style-name="P15"><text:span text:style-name="T21">развитие pg_profile</text:span></text:p>
                  </text:list-item>
                </text:list>
              </text:list-item>
              <text:list-item>
                <text:p><text:span text:style-name="T17"/></text:p>
                <text:p text:style-name="P9"><text:span text:style-name="T13"/></text:p>
              </text:list-item>
              <text:list-item>
                <text:p text:style-name="P9"><text:span text:style-name="T13"/></text:p>
              </text:list-item>
            </text:list>
          </draw:text-box>
        </draw:frame>
        <draw:custom-shape draw:style-name="gr7" draw:text-style-name="P43" draw:layer="layout" svg:width="7.71cm" svg:height="2.565cm" svg:x="1.2cm" svg:y="12.929cm">
          <text:p text:style-name="P42">Тема 7. Анализ</text:p>
          <text:p text:style-name="P42">производительности</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9" presentation:class="page"/>
          <draw:frame presentation:style-name="pr25" draw:text-style-name="P58" draw:layer="layout" svg:width="16.799cm" svg:height="13.364cm" svg:x="2.1cm" svg:y="14.107cm" presentation:class="notes" presentation:user-transformed="true">
            <draw:text-box>
              <text:p text:style-name="P16"><text:span text:style-name="T31">Расширение pgpro_stats </text:span><text:span text:style-name="T30">позволяет собрать статистику планирования</text:span><text:span text:style-name="T30"><text:line-break/></text:span><text:span text:style-name="T30">и выполнения SQL-операторов. Основано на pg_stat_statements.</text:span></text:p>
              <text:p text:style-name="P17"><text:span text:style-name="T32"><text:a xlink:href="https://postgrespro.ru/docs/enterprise/16/pgpro-stats" xlink:type="simple">https://postgrespro.ru/docs/enterprise/16/pgpro-stats</text:a></text:span></text:p>
              <text:p text:style-name="P16"><text:span text:style-name="T31">Pgpro_pwr</text:span><text:span text:style-name="T30"> накапливает статистические выборки (полученные на основе других расширений и результатов работы сборщика статистики), анализирует их и строит отчеты о нагрузке.</text:span></text:p>
              <text:p text:style-name="P17"><text:span text:style-name="T32"><text:a xlink:href="https://postgrespro.ru/docs/enterprise/16/pgpro-pwr" xlink:type="simple">https://postgrespro.ru/docs/enterprise/16/pgpro-pwr</text:a></text:span></text:p>
              <text:p text:style-name="P16"><text:span text:style-name="T32"/></text:p>
              <text:p text:style-name="P16"><text:span text:style-name="T32"/></text:p>
            </draw:text-box>
          </draw:frame>
        </presentation:notes>
      </draw:page>
      <draw:page draw:name="page30"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Анализ нагрузки</text:span></text:p>
          </draw:text-box>
        </draw:frame>
        <draw:frame presentation:style-name="pr12" draw:text-style-name="P29" draw:layer="layout" svg:width="25.6cm" svg:height="14.4cm" svg:x="1.2cm" svg:y="4.8cm" presentation:class="outline" presentation:user-transformed="true">
          <draw:text-box>
            <text:list text:style-name="L3">
              <text:list-item>
                <text:p text:style-name="P9"><text:span text:style-name="T17">pg_wait_sampling — семплирование событий ожидания</text:span></text:p>
              </text:list-item>
              <text:list-item>
                <text:p text:style-name="P9"><text:span text:style-name="T17">auto_explain — добавлено время планирования</text:span></text:p>
              </text:list-item>
              <text:list-item>
                <text:p><text:span text:style-name="T17">pg_waldump — добавлен вывод времени</text:span></text:p>
              </text:list-item>
              <text:list-item>
                <text:p text:style-name="P37"><text:span text:style-name="T17">Определение объема сгенерированных WAL-записей</text:span></text:p>
              </text:list-item>
              <text:list-item>
                <text:p><text:span text:style-name="T17">pgBadger — поддержка формата журнала Postgres Pro</text:span></text:p>
              </text:list-item>
              <text:list-item>
                <text:p><text:span text:style-name="T17">Mamonsu — агент мониторинга для Zabbix</text:span></text:p>
              </text:list-item>
              <text:list-item>
                <text:p><text:span text:style-name="T13">pgbench — учет ошибок сериализации и взаимоблокировок</text:span></text:p>
              </text:list-item>
            </text:list>
          </draw:text-box>
        </draw:frame>
        <presentation:notes draw:style-name="dp2">
          <draw:page-thumbnail draw:style-name="gr2" draw:layer="layout" svg:width="14.848cm" svg:height="11.136cm" svg:x="3.075cm" svg:y="2.257cm" draw:page-number="30" presentation:class="page"/>
          <draw:frame presentation:style-name="pr20" draw:text-style-name="P58" draw:layer="layout" svg:width="16.799cm" svg:height="14.986cm" svg:x="2.1cm" svg:y="14.107cm" presentation:class="notes" presentation:user-transformed="true">
            <draw:text-box>
              <text:p text:style-name="P16"><text:span text:style-name="T31">Расширение pg_wait_sampling семплирует события ожидания. Расширение подробно рассматривается в курсе DBA2.</text:span></text:p>
              <text:p text:style-name="P17"><text:span text:style-name="T41"><text:a xlink:href="https://postgrespro.ru/docs/enterprise/16/pg-wait-sampling" xlink:type="simple">https://postgrespro.ru/docs/enterprise/16/pg-wait-sampling</text:a></text:span></text:p>
              <text:p text:style-name="P16"><text:span text:style-name="T31">В auto_explain </text:span><text:span text:style-name="T30">добавлено отображение длительности планирования.</text:span></text:p>
              <text:p text:style-name="P17"><text:span text:style-name="T32"><text:a xlink:href="https://postgrespro.ru/docs/enterprise/16/auto-explain" xlink:type="simple">https://postgrespro.ru/docs/enterprise/16/auto-explain</text:a></text:span></text:p>
              <text:p text:style-name="P16"><text:span text:style-name="T31">В pg_waldump д</text:span><text:span text:style-name="T30">обавлен вывод времени для различных типов журнальных записей.</text:span></text:p>
              <text:p text:style-name="P17"><text:span text:style-name="T32"><text:a xlink:href="https://postgrespro.ru/docs/enterprise/16/pgwaldump" xlink:type="simple">https://postgrespro.ru/docs/enterprise/16/pgwaldump</text:a></text:span></text:p>
              <text:p text:style-name="P16"><text:span text:style-name="T37">Представление </text:span><text:span text:style-name="T24">pgpro_stat_wal_activity отображает объем сгенерированных </text:span><text:span text:style-name="T30">каждым процессом записей WAL.</text:span></text:p>
              <text:p text:style-name="P17"><text:span text:style-name="T32"><text:a xlink:href="https://postgrespro.ru/docs/enterprise/16/monitoring-stats#MONITORING-PGPRO-STAT-WAL-ACTIVITY-VIEW" xlink:type="simple">https://postgrespro.ru/docs/enterprise/16/monitoring-stats#MONITORING-PGPRO-STAT-WAL-ACTIVITY-VIEW</text:a></text:span></text:p>
              <text:p text:style-name="P17"><text:span text:style-name="T30">Добавлено стороннее расширение </text:span><text:span text:style-name="T31">pgBadger</text:span><text:span text:style-name="T30">, адаптированное для корректной работы с Postgres Pro.</text:span></text:p>
              <text:p text:style-name="P16"><text:span text:style-name="T30">Добавлен </text:span><text:span text:style-name="T31">Mamonsu </text:span><text:span text:style-name="T30">— агент мониторинга Postgres Pro для Zabbix:</text:span></text:p>
              <text:p text:style-name="P17"><text:span text:style-name="T32"><text:a xlink:href="https://postgrespro.ru/docs/enterprise/16/mamonsu" xlink:type="simple">https://postgrespro.ru/docs/enterprise/16/mamonsu</text:a></text:span></text:p>
              <text:p text:style-name="P16"><text:span text:style-name="T24">В pgbench добавлен корректный </text:span><text:span text:style-name="T34">учет ошибок сериализации и взаимоблокировок.</text:span></text:p>
              <text:p text:style-name="P16"><text:span text:style-name="T32"><text:a xlink:href="https://postgrespro.ru/docs/enterprise/16/pgbench" xlink:type="simple">https://postgrespro.ru/docs/enterprise/16/pgbench</text:a></text:span></text:p>
            </draw:text-box>
          </draw:frame>
        </presentation:notes>
      </draw:page>
      <draw:page draw:name="page31"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Безопасность</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Профили и аудит, сертификация</text:span></text:p>
              </text:list-item>
              <text:list-item>
                <text:p text:style-name="P12"><text:span text:style-name="T13"/></text:p>
              </text:list-item>
            </text:list>
          </draw:text-box>
        </draw:frame>
        <presentation:notes draw:style-name="dp2">
          <draw:page-thumbnail draw:style-name="gr2" draw:layer="layout" svg:width="14.848cm" svg:height="11.136cm" svg:x="3.075cm" svg:y="2.257cm" draw:page-number="31"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32"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Профили и аудит</text:span></text:p>
          </draw:text-box>
        </draw:frame>
        <draw:frame presentation:style-name="pr12" draw:text-style-name="P29" draw:layer="layout" svg:width="25.6cm" svg:height="14.504cm" svg:x="1.2cm" svg:y="4.8cm" presentation:class="outline" presentation:user-transformed="true">
          <draw:text-box>
            <text:list text:style-name="L3">
              <text:list-header>
                <text:p text:style-name="P37"><text:span text:style-name="T13">passwordcheck — запрет простых паролей</text:span></text:p>
                <text:p text:style-name="P37"><text:span text:style-name="T13">Профили пользователя</text:span></text:p>
                <text:list>
                  <text:list-header>
                    <text:p><text:span text:style-name="T21">парольные политики и ограничения</text:span></text:p>
                  </text:list-header>
                </text:list>
              </text:list-header>
              <text:list-item>
                <text:p text:style-name="P15"><text:span text:style-name="T13">pg_proaudit — аудит действий пользователей</text:span></text:p>
              </text:list-item>
              <text:list-item>
                <text:p text:style-name="P9"><text:span text:style-name="T17"/></text:p>
              </text:list-item>
            </text:list>
          </draw:text-box>
        </draw:frame>
        <draw:custom-shape draw:style-name="gr8" draw:text-style-name="P43" draw:layer="layout" svg:width="5.547cm" svg:height="3.372cm" svg:x="8.423cm" svg:y="13.138cm">
          <text:p text:style-name="P42">Тема 9.</text:p>
          <text:p text:style-name="P42">Профили</text:p>
          <text:p text:style-name="P42">пользователей</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3" draw:layer="layout" svg:width="5.547cm" svg:height="3.372cm" svg:x="12.487cm" svg:y="11.36cm">
          <text:p text:style-name="P42">Тема 10.</text:p>
          <text:p text:style-name="P42">Аудит</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2" presentation:class="page"/>
          <draw:frame presentation:style-name="pr29" draw:text-style-name="P51" draw:layer="layout" svg:width="16.799cm" svg:height="14.667cm" svg:x="2.1cm" svg:y="14.107cm" presentation:class="notes" presentation:user-transformed="true">
            <draw:text-box>
              <text:p text:style-name="P16"><text:span text:style-name="T30">Расширение passwordcheck запрещает использование простых паролей.</text:span></text:p>
              <text:p text:style-name="P16"><text:span text:style-name="T32"><text:a xlink:href="https://postgrespro.ru/docs/enterprise/16/passwordcheck" xlink:type="simple">https://postgrespro.ru/docs/enterprise/16/passwordcheck</text:a></text:span></text:p>
              <text:p text:style-name="P16"><text:span text:style-name="T30">Профили пользователей ограничивают использование системы,</text:span><text:span text:style-name="T30"><text:line-break/></text:span><text:span text:style-name="T30">в частности, реализуют парольные политики.</text:span></text:p>
              <text:p text:style-name="P16"><text:span text:style-name="T32"><text:a xlink:href="https://postgrespro.ru/docs/enterprise/16/sql-createprofile" xlink:type="simple">https://postgrespro.ru/docs/enterprise/16/sql-createprofile</text:a></text:span></text:p>
              <text:p text:style-name="P16"><text:span text:style-name="T30">Расширение </text:span><text:span text:style-name="T31">pg_proaudit</text:span><text:span text:style-name="T30"> позволяет проводить аудит действий пользователей.</text:span></text:p>
              <text:p text:style-name="P16"><text:span text:style-name="T32"><text:a xlink:href="https://postgrespro.ru/docs/enterprise/16/pg-proaudit" xlink:type="simple">https://postgrespro.ru/docs/enterprise/16/pg-proaudit</text:a></text:span></text:p>
              <text:p text:style-name="P16"><text:span text:style-name="T64"/></text:p>
              <text:p text:style-name="P16"><text:span text:style-name="T30"/></text:p>
            </draw:text-box>
          </draw:frame>
        </presentation:notes>
      </draw:page>
      <draw:page draw:name="page33" draw:style-name="dp1" draw:master-page-name="master" presentation:presentation-page-layout-name="AL1T1">
        <draw:frame presentation:style-name="pr11" draw:text-style-name="P33" draw:layer="layout" svg:width="19.8cm" svg:height="1.741cm" svg:x="1.2cm" svg:y="0.737cm" presentation:class="title" presentation:user-transformed="true">
          <draw:text-box>
            <text:p><text:span text:style-name="T12">Сертификация ФСТЭК</text:span></text:p>
          </draw:text-box>
        </draw:frame>
        <draw:frame presentation:style-name="pr12" draw:text-style-name="P29" draw:layer="layout" svg:width="25.6cm" svg:height="15.057cm" svg:x="1.2cm" svg:y="4.8cm" presentation:class="outline" presentation:user-transformed="true">
          <draw:text-box>
            <text:list text:style-name="L3">
              <text:list-header>
                <text:p text:style-name="P37"><text:span text:style-name="T17">Очистка удаленных данных</text:span></text:p>
                <text:list>
                  <text:list-header>
                    <text:p text:style-name="P20"><text:span text:style-name="T21">на диске и в оперативной памяти</text:span></text:p>
                  </text:list-header>
                </text:list>
              </text:list-header>
              <text:list-item>
                <text:p text:style-name="P37"><text:span text:style-name="T17">Контроль целостности файлов</text:span></text:p>
              </text:list-item>
            </text:list>
          </draw:text-box>
        </draw:frame>
        <presentation:notes draw:style-name="dp2">
          <draw:page-thumbnail draw:style-name="gr2" draw:layer="layout" svg:width="14.848cm" svg:height="11.136cm" svg:x="3.075cm" svg:y="2.257cm" draw:page-number="33" presentation:class="page"/>
          <draw:frame presentation:style-name="pr29" draw:text-style-name="P51" draw:layer="layout" svg:width="16.799cm" svg:height="14.667cm" svg:x="2.1cm" svg:y="14.107cm" presentation:class="notes" presentation:user-transformed="true">
            <draw:text-box>
              <text:p text:style-name="P16"><text:span text:style-name="T24">Работа с </text:span><text:span text:style-name="T64">персональными данными и конфиденциальной информацией требует использования сертифицированной редакции Postgres Pro Enterprise Certified. Для этой редакции сделано несколько изменений, которые присутствуют и в несертифицированной Postgres Pro Enterprise, но по умолчанию выключены.</text:span></text:p>
              <text:p text:style-name="P16"><text:span text:style-name="T30">Чтобы не допустить возможности восстановления удаленных данных, освобождаемые области памяти </text:span><text:span text:style-name="T31">автоматически заполняются нулевыми байтами — как на диске, так и в оперативной памяти.</text:span></text:p>
              <text:p text:style-name="P16"><text:span text:style-name="T32"><text:a xlink:href="https://postgrespro.ru/docs/enterprise/16/memory-purge-cert" xlink:type="simple">https://postgrespro.ru/docs/enterprise/16/memory-purge-cert</text:a></text:span><text:span text:style-name="T30"><text:s/></text:span></text:p>
              <text:p text:style-name="P16"><text:span text:style-name="T30">Утилита </text:span><text:span text:style-name="T31">pg_integrity_check </text:span><text:span text:style-name="T30">проверяет контрольные суммы отслеживаемых файлов: исполняемых, конфигурационных, таблиц системного каталога.</text:span><text:span text:style-name="T32"><text:a xlink:href="https://postgrespro.ru/docs/enterprise/16/integrity-checks" xlink:type="simple">https://postgrespro.ru/docs/enterprise/16/integrity-checks</text:a></text:span></text:p>
              <text:p text:style-name="P16"><text:span text:style-name="T30"/></text:p>
            </draw:text-box>
          </draw:frame>
        </presentation:notes>
      </draw:page>
      <draw:page draw:name="page34"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Планировщик заданий</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7"><text:span text:style-name="T13">pgpro_scheduler — встроенный планировщик заданий</text:span></text:p>
                <text:list>
                  <text:list-header>
                    <text:p text:style-name="P59"><text:span text:style-name="T21">разовые и планируемые задания</text:span></text:p>
                  </text:list-header>
                  <text:list-item>
                    <text:p text:style-name="P59"><text:span text:style-name="T21">позволяет обойтись без средств операционной системы</text:span></text:p>
                  </text:list-item>
                </text:list>
              </text:list-item>
            </text:list>
          </draw:text-box>
        </draw:frame>
        <draw:custom-shape draw:style-name="gr9" draw:text-style-name="P43" draw:layer="layout" svg:width="8.219cm" svg:height="2.779cm" svg:x="0.762cm" svg:y="9.144cm">
          <text:p text:style-name="P42">Тема 11. Планировщик</text:p>
          <text:p text:style-name="P42">заданий</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4" presentation:class="page"/>
          <draw:frame presentation:style-name="pr8" draw:text-style-name="P13" draw:layer="layout" svg:width="16.799cm" svg:height="13.364cm" svg:x="2.1cm" svg:y="14.107cm" presentation:class="notes" presentation:user-transformed="true">
            <draw:text-box>
              <text:p text:style-name="P16"><text:span text:style-name="T7">Расширение </text:span><text:span text:style-name="T49">pgpro_scheduler —</text:span><text:span text:style-name="T7"> интегрированный в Postgres Pro Enterprise планировщик заданий. С его помощью можно задавать сложные расписания, динамически вычислять время следующего запуска для повторяющихся заданий, выполнять SQL-команды задания в одной или в нескольких последовательных транзакциях, назначать задания для немедленного или отложенного однократного выполнения одновременно с обычными планируемыми заданиями.</text:span></text:p>
              <text:p text:style-name="P16"><text:span text:style-name="T54"><text:a xlink:href="https://postgrespro.ru/docs/enterprise/16/pgpro-scheduler" xlink:type="simple">https://postgrespro.ru/docs/enterprise/16/pgpro-scheduler</text:a></text:span></text:p>
            </draw:text-box>
          </draw:frame>
        </presentation:notes>
      </draw:page>
      <draw:page draw:name="page35"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Резервное копирование</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9"><text:span text:style-name="T17">pg_probackup — система резервного копирования</text:span><text:span text:style-name="T17"><text:line-break/></text:span><text:span text:style-name="T17">и восстановления</text:span></text:p>
                <text:list>
                  <text:list-item>
                    <text:p text:style-name="P5"><text:span text:style-name="T21">централизованный каталог копий</text:span></text:p>
                  </text:list-item>
                  <text:list-item>
                    <text:p text:style-name="P5"><text:span text:style-name="T21">политики хранения</text:span></text:p>
                  </text:list-item>
                  <text:list-item>
                    <text:p text:style-name="P5"><text:span text:style-name="T21">инкрементальное копирование</text:span></text:p>
                  </text:list-item>
                  <text:list-item>
                    <text:p text:style-name="P23"><text:span text:style-name="T21">многопоточность</text:span></text:p>
                  </text:list-item>
                </text:list>
              </text:list-item>
              <text:list-item>
                <text:p text:style-name="P9"><text:span text:style-name="T17">ptrack</text:span></text:p>
                <text:list>
                  <text:list-item>
                    <text:p text:style-name="P5"><text:span text:style-name="T21">механизм для получения измененных страниц данных</text:span></text:p>
                  </text:list-item>
                </text:list>
              </text:list-item>
            </text:list>
          </draw:text-box>
        </draw:frame>
        <draw:custom-shape draw:style-name="gr7" draw:text-style-name="P43" draw:layer="layout" svg:width="7.708cm" svg:height="2.565cm" svg:x="1.074cm" svg:y="15.458cm">
          <text:p text:style-name="P42">Темы 12, 13 и 14.</text:p>
          <text:p text:style-name="P42">Резервное копирование</text:p>
          <text:p text:style-name="P42"><text:span text:style-name="T23"><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5" presentation:class="page"/>
          <draw:frame presentation:style-name="pr8" draw:text-style-name="P13" draw:layer="layout" svg:width="16.799cm" svg:height="13.364cm" svg:x="2.1cm" svg:y="14.107cm" presentation:class="notes" presentation:user-transformed="true">
            <draw:text-box>
              <text:p text:style-name="P16"><text:span text:style-name="T7">pg_probackup — система резервного копирования и восстановления кластеров баз данных PostgreSQL и Postgres Pro.</text:span></text:p>
              <text:p text:style-name="P16"><text:span text:style-name="T7">Утилита поддерживает каталог резервных копий, позволяя настраивать политики хранения.</text:span></text:p>
              <text:p text:style-name="P16"><text:span text:style-name="T7">Реализованы различные виды инкрементального копирования, многопоточность и другие возможности.</text:span></text:p>
              <text:p text:style-name="P16"><text:span text:style-name="T7">Механизм PTRACK позволяет в определенных случаях значительно ускорить инкрементальное копирование, сообщая утилите номера блоков данных, измененных после предыдущего копирования.</text:span></text:p>
              <text:p text:style-name="P16"><text:span text:style-name="T54"><text:a xlink:href="https://postgrespro.ru/docs/enterprise/16/app-pgprobackup" xlink:type="simple">https://postgrespro.ru/docs/enterprise/16/app-pgprobackup</text:a></text:span></text:p>
            </draw:text-box>
          </draw:frame>
        </presentation:notes>
      </draw:page>
      <draw:page draw:name="page36" draw:style-name="dp1" draw:master-page-name="template21" presentation:presentation-page-layout-name="AL1T1">
        <draw:frame presentation:style-name="pr6" draw:text-style-name="P8" draw:layer="layout" svg:width="19.81cm" svg:height="1.737cm" svg:x="1.2cm" svg:y="0.737cm" presentation:class="title" presentation:user-transformed="true">
          <draw:text-box>
            <text:p><text:span text:style-name="T12">Репликация и кластеры</text:span></text:p>
          </draw:text-box>
        </draw:frame>
        <draw:frame presentation:style-name="pr7" draw:text-style-name="P8" draw:layer="layout" svg:width="25.199cm" svg:height="14.235cm" svg:x="1.2cm" svg:y="4.8cm" presentation:class="outline" presentation:user-transformed="true">
          <draw:text-box>
            <text:list text:style-name="L3">
              <text:list-item>
                <text:p text:style-name="P12"><text:span text:style-name="T13">Доработки репликации и кластер multimaster</text:span></text:p>
              </text:list-item>
            </text:list>
          </draw:text-box>
        </draw:frame>
        <presentation:notes draw:style-name="dp2">
          <draw:page-thumbnail draw:style-name="gr2" draw:layer="layout" svg:width="14.848cm" svg:height="11.136cm" svg:x="3.075cm" svg:y="2.257cm" draw:page-number="36"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37" draw:style-name="dp1" draw:master-page-name="master" presentation:presentation-page-layout-name="AL1T1">
        <draw:frame presentation:style-name="pr11" draw:text-style-name="P52" draw:layer="layout" svg:width="19.8cm" svg:height="1.741cm" svg:x="1.2cm" svg:y="0.737cm" presentation:class="title" presentation:user-transformed="true">
          <draw:text-box>
            <text:p><text:span text:style-name="T46">Репликация</text:span></text:p>
          </draw:text-box>
        </draw:frame>
        <draw:frame presentation:style-name="pr12" draw:text-style-name="P60" draw:layer="layout" svg:width="25.6cm" svg:height="15.888cm" svg:x="1.2cm" svg:y="4cm" presentation:class="outline" presentation:user-transformed="true">
          <draw:text-box>
            <text:p text:style-name="P9"><text:span text:style-name="T17">Смягченная синхронная репликация </text:span></text:p>
            <text:list text:style-name="L3">
              <text:list-item>
                <text:list>
                  <text:list-item>
                    <text:p text:style-name="P19"><text:span text:style-name="T21">ограничение отставания реплики</text:span></text:p>
                  </text:list-item>
                  <text:list-item>
                    <text:p text:style-name="P37"><text:span text:style-name="T20">synchronous_standby_gap</text:span><text:span text:style-name="T21"> = 0</text:span></text:p>
                  </text:list-item>
                </text:list>
              </text:list-item>
            </text:list>
            <text:p text:style-name="P9"><text:span text:style-name="T17">Автоматическое исправление поврежденных страниц</text:span></text:p>
            <text:list text:continue-numbering="true" text:style-name="L3">
              <text:list-item>
                <text:list>
                  <text:list-item>
                    <text:p text:style-name="P19"><text:span text:style-name="T21">страницы запрашиваются с резервного сервера</text:span></text:p>
                  </text:list-item>
                  <text:list-item>
                    <text:p text:style-name="P37"><text:span text:style-name="T20">page_repair</text:span><text:span text:style-name="T21"> = off</text:span></text:p>
                  </text:list-item>
                </text:list>
              </text:list-item>
            </text:list>
            <text:p text:style-name="P9"><text:span text:style-name="T17">Восстановление поврежденных записей WAL </text:span></text:p>
            <text:list text:continue-numbering="true" text:style-name="L3">
              <text:list-item>
                <text:list>
                  <text:list-item>
                    <text:p text:style-name="P19"><text:span text:style-name="T21">walsender может прочитать запись из буфера в оперативной памяти</text:span></text:p>
                  </text:list-item>
                  <text:list-item>
                    <text:p text:style-name="P20"><text:span text:style-name="T20">wal_sender_check_crc</text:span><text:span text:style-name="T21"> = off</text:span></text:p>
                  </text:list-item>
                </text:list>
              </text:list-item>
            </text:list>
            <text:p><text:span text:style-name="T17"/></text:p>
          </draw:text-box>
        </draw:frame>
        <presentation:notes draw:style-name="dp2">
          <draw:page-thumbnail draw:style-name="gr2" draw:layer="layout" svg:width="14.848cm" svg:height="11.136cm" svg:x="3.075cm" svg:y="2.257cm" draw:page-number="37" presentation:class="page"/>
          <draw:frame presentation:style-name="pr30" draw:text-style-name="P51" draw:layer="layout" svg:width="16.799cm" svg:height="14.341cm" svg:x="2.1cm" svg:y="14.107cm" presentation:class="notes" presentation:user-transformed="true">
            <draw:text-box>
              <text:p text:style-name="P16"><text:span text:style-name="T31">Смягченная синхронная репликация позволяет временно перевести синхронную реплику в асинхронный режим при значительном отставании.</text:span></text:p>
              <text:p text:style-name="P16"><text:span text:style-name="T41"><text:a xlink:href="https://postgrespro.ru/docs/enterprise/16/runtime-config-replication#GUC-SYNCHRONOUS-STANDBY-GAP" xlink:type="simple">https://postgrespro.ru/docs/enterprise/16/runtime-config-replication#GUC-SYNCHRONOUS-STANDBY-GAP</text:a></text:span></text:p>
              <text:p text:style-name="P16"><text:span text:style-name="T24">При чтении страницы с неверной контрольной суммой основной сервер может запросить эту страницу с резервного сервера и автоматически восстановить ее</text:span><text:span text:style-name="T30">.</text:span></text:p>
              <text:p text:style-name="P16"><text:span text:style-name="T32"><text:a xlink:href="https://postgrespro.ru/docs/enterprise/16/warm-standby#REPAIR-PAGE-FROM-STANDBY" xlink:type="simple">https://postgrespro.ru/docs/enterprise/16/warm-standby#REPAIR-PAGE-FROM-STANDBY</text:a></text:span></text:p>
              <text:p text:style-name="P16"><text:span text:style-name="T24">Процесс walsender может восстановить поврежденную запись </text:span><text:span text:style-name="T31">WAL </text:span><text:span text:style-name="T30">из буферов оперативной памяти.</text:span></text:p>
              <text:p text:style-name="P16"><text:span text:style-name="T32"><text:a xlink:href="https://postgrespro.ru/docs/enterprise/16/wal-restoration" xlink:type="simple">https://postgrespro.ru/docs/enterprise/16/wal-restoration</text:a></text:span></text:p>
              <text:p text:style-name="P16"><text:span text:style-name="T30"/></text:p>
            </draw:text-box>
          </draw:frame>
        </presentation:notes>
      </draw:page>
      <draw:page draw:name="page38" draw:style-name="dp1" draw:master-page-name="master" presentation:presentation-page-layout-name="AL1T1">
        <draw:frame presentation:style-name="pr21" draw:text-style-name="P33" draw:layer="layout" svg:width="20.898cm" svg:height="1.737cm" svg:x="1.2cm" svg:y="0.737cm" presentation:class="title" presentation:user-transformed="true">
          <draw:text-box>
            <text:p><text:span text:style-name="T12">Синхронный кластер</text:span></text:p>
          </draw:text-box>
        </draw:frame>
        <draw:frame presentation:style-name="pr22" draw:text-style-name="P29" draw:layer="layout" svg:width="25.6cm" svg:height="14.4cm" svg:x="1.2cm" svg:y="4.8cm" presentation:class="outline" presentation:user-transformed="true">
          <draw:text-box>
            <text:list text:style-name="L3">
              <text:list-item>
                <text:p text:style-name="P49"><text:span text:style-name="T13">multimaster — синхронный кластер без разделения ресурсов</text:span></text:p>
                <text:list>
                  <text:list-header>
                    <text:p text:style-name="P48"><text:span text:style-name="T21">все узлы ведущие</text:span></text:p>
                  </text:list-header>
                  <text:list-item>
                    <text:p text:style-name="P48"><text:span text:style-name="T21">распределенные транзакции</text:span></text:p>
                  </text:list-item>
                  <text:list-item>
                    <text:p text:style-name="P48"><text:span text:style-name="T21">отказоустойчивость и высокая доступность</text:span></text:p>
                  </text:list-item>
                  <text:list-item>
                    <text:p text:style-name="P8"><text:span text:style-name="T21">масштабирование читающей нагрузки</text:span></text:p>
                  </text:list-item>
                </text:list>
              </text:list-item>
            </text:list>
          </draw:text-box>
        </draw:frame>
        <draw:custom-shape draw:style-name="gr10" draw:text-style-name="P43" draw:layer="layout" svg:width="7.708cm" svg:height="2.745cm" svg:x="1.274cm" svg:y="11.978cm">
          <text:p text:style-name="P42">Тема 15.</text:p>
          <text:p text:style-name="P42">Синхронный кластер</text:p>
          <text:p text:style-name="P42">multimaster</text:p>
          <text:p text:style-name="P42"><text:span text:style-name="T23"><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8" presentation:class="page"/>
          <draw:frame presentation:style-name="pr23" draw:text-style-name="P58" draw:layer="layout" svg:width="16.799cm" svg:height="13.876cm" svg:x="2.1cm" svg:y="14.107cm" presentation:class="notes" presentation:user-transformed="true">
            <draw:text-box>
              <text:p text:style-name="P16"><text:span text:style-name="T58">Расширение </text:span><text:span text:style-name="T9">multimaster позволяет настроить синхронный кластер,</text:span><text:span text:style-name="T9"><text:line-break/></text:span><text:span text:style-name="T9">в котором любой узел </text:span><text:span text:style-name="T7">может принимать запросы как на чтение, так</text:span><text:span text:style-name="T7"><text:line-break/></text:span><text:span text:style-name="T7">и на запись.</text:span></text:p>
              <text:p text:style-name="P16"><text:span text:style-name="T9">Встроенный менеджер </text:span><text:span text:style-name="T7">глобальных транзакций позволяет работать</text:span><text:span text:style-name="T7"><text:line-break/></text:span><text:span text:style-name="T7">с кластером как с монолитной базой, гарантируя обычные свойства ACID. Протокол фиксации на основе кворума обеспечивает отказоустойчивость и высокую доступность кластера.</text:span></text:p>
              <text:p text:style-name="P16"><text:span text:style-name="T7">Обеспечивается масштабируемость читающих транзакций.</text:span></text:p>
              <text:p text:style-name="P16"><text:span text:style-name="T7"><text:a xlink:href="https://postgrespro.ru/docs/enterprise/16/multimaster" xlink:type="simple">https://postgrespro.ru/docs/enterprise/16/multimaster</text:a></text:span></text:p>
            </draw:text-box>
          </draw:frame>
        </presentation:notes>
      </draw:page>
      <draw:page draw:name="page39" draw:style-name="dp1" draw:master-page-name="master" presentation:presentation-page-layout-name="AL1T1">
        <draw:frame presentation:style-name="pr3" draw:text-style-name="P33" draw:layer="layout" svg:width="19.8cm" svg:height="1.741cm" svg:x="1.2cm" svg:y="0.737cm" presentation:class="title" presentation:user-transformed="true">
          <draw:text-box>
            <text:p><text:span text:style-name="T12">Итоги</text:span></text:p>
          </draw:text-box>
        </draw:frame>
        <draw:frame presentation:style-name="pr4" draw:text-style-name="P60" draw:layer="layout" svg:width="25.6cm" svg:height="14.4cm" svg:x="1.2cm" svg:y="4.8cm" presentation:class="outline" presentation:user-transformed="true">
          <draw:text-box>
            <text:list text:style-name="L3">
              <text:list-item>
                <text:p text:style-name="P12"><text:span text:style-name="T17">Postgres Pro Enterprise содержит разнообразные дополнительные возможности</text:span></text:p>
                <text:list>
                  <text:list-item>
                    <text:p text:style-name="P19"><text:span text:style-name="T18">изменения в коде ядра PostgreSQL</text:span></text:p>
                  </text:list-item>
                  <text:list-item>
                    <text:p text:style-name="P19"><text:span text:style-name="T18">дополнительные расширения</text:span></text:p>
                  </text:list-item>
                  <text:list-item>
                    <text:p text:style-name="P20"><text:span text:style-name="T18">улучшения сторонних расширений</text:span></text:p>
                  </text:list-item>
                </text:list>
              </text:list-item>
              <text:list-item>
                <text:p text:style-name="P12"><text:span text:style-name="T46">Основные возможности детально рассматриваются в курсе</text:span></text:p>
                <text:p text:style-name="P12"><text:span text:style-name="T46"/></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1"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1"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203cm" fo:text-indent="0cm"/>
      <style:text-properties style:font-name="Liberation Serif1" fo:font-family="'Liberation Serif'" style:font-family-generic="roman" style:font-pitch="variable" fo:font-size="22pt" style:font-size-asian="24pt" style:font-size-complex="24pt"/>
    </style:style>
    <style:style style:name="master_5f_-outline3" style:display-name="master_-outline3" style:family="presentation" style:parent-style-name="master_5f_-outline2">
      <style:paragraph-properties fo:margin-top="0cm" fo:margin-bottom="0.152cm"/>
      <style:text-properties style:font-name="Liberation Serif1" fo:font-family="'Liberation Serif'" style:font-family-generic="roman" style:font-pitch="variable" fo:font-size="18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15" style:family="presentation" style:parent-style-name="master_5f_-outline1">
      <style:graphic-properties fo:min-height="12.18cm"/>
      <style:paragraph-properties style:writing-mode="lr-tb"/>
    </style:style>
    <style:style style:name="Mpr16" style:family="presentation" style:parent-style-name="master_5f_-backgroundobjects">
      <style:graphic-properties draw:stroke="none" draw:fill="none" draw:fill-color="#ffffff" draw:auto-grow-height="false" fo:min-height="1.485cm"/>
      <style:paragraph-properties style:writing-mode="lr-tb"/>
    </style:style>
    <style:style style:name="Mpr17"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DF1D35E8E17E234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4" draw:text-style-name="MP9" draw:layer="backgroundobjects" svg:width="2.2cm" svg:height="1.19cm" svg:x="24.6cm" svg:y="19.2cm">
        <draw:text-box>
          <text:p text:style-name="MP8"><text:span text:style-name="MT5"><text:page-number>&lt;number&gt;</text:page-number></text:span></text:p>
        </draw:text-box>
      </draw:frame>
      <draw:frame draw:style-name="Mgr3" draw:text-style-name="MP7"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draw:custom-shape presentation:style-name="Mpr14"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15"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DF1D35E8E17E234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1DT13H39M23S</meta:editing-duration>
    <meta:editing-cycles>932</meta:editing-cycles>
    <meta:generator>LibreOffice/7.3.7.2$Linux_X86_64 LibreOffice_project/30$Build-2</meta:generator>
    <dc:date>2025-01-29T12:20:02.751066323</dc:date>
    <meta:document-statistic meta:object-count="224"/>
    <meta:template xlink:type="simple" xlink:actuate="onRequest" xlink:title="master" xlink:href="../../../../../.config/libreoffice/4/user/template/master.otp" meta:date="2015-06-03T14:43:56.815095550"/>
  </office:meta>
</office:document-meta>
</file>